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07577.5" table:style-name="ce9">
            <text:p>17.307.578</text:p>
          </table:table-cell>
          <table:table-cell office:value-type="percentage" office:value="1" table:style-name="ce10">
            <text:p>100,00%</text:p>
          </table:table-cell>
          <table:table-cell office:value-type="float" office:value="7485533" table:style-name="ce8">
            <text:p>7.485.533</text:p>
          </table:table-cell>
          <table:table-cell office:value-type="float" office:value="7343242" table:style-name="ce8">
            <text:p>7.343.242</text:p>
          </table:table-cell>
          <table:table-cell office:value-type="float" office:value="4205164" table:style-name="ce8">
            <text:p>4.205.164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74658" table:style-name="ce14">
            <text:p>2.674.658</text:p>
          </table:table-cell>
          <table:table-cell office:value-type="percentage" office:value="0.97557433112636893" table:style-name="ce15">
            <text:p>97,56%</text:p>
          </table:table-cell>
          <table:table-cell office:value-type="float" office:value="1151513" table:style-name="ce13">
            <text:p>1.151.513</text:p>
          </table:table-cell>
          <table:table-cell office:value-type="float" office:value="1131006" table:style-name="ce13">
            <text:p>1.131.006</text:p>
          </table:table-cell>
          <table:table-cell office:value-type="float" office:value="720698" table:style-name="ce13">
            <text:p>720.698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0225" table:style-name="ce14">
            <text:p>2.300.225</text:p>
          </table:table-cell>
          <table:table-cell office:value-type="percentage" office:value="0.93760559769159624" table:style-name="ce15">
            <text:p>93,76%</text:p>
          </table:table-cell>
          <table:table-cell office:value-type="float" office:value="929312" table:style-name="ce13">
            <text:p>929.312</text:p>
          </table:table-cell>
          <table:table-cell office:value-type="float" office:value="920178" table:style-name="ce13">
            <text:p>920.178</text:p>
          </table:table-cell>
          <table:table-cell office:value-type="float" office:value="727954" table:style-name="ce13">
            <text:p>727.954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54561" table:style-name="ce14">
            <text:p>2.054.561</text:p>
          </table:table-cell>
          <table:table-cell office:value-type="percentage" office:value="0.94658506941724896" table:style-name="ce15">
            <text:p>94,66%</text:p>
          </table:table-cell>
          <table:table-cell office:value-type="float" office:value="928979" table:style-name="ce13">
            <text:p>928.979</text:p>
          </table:table-cell>
          <table:table-cell office:value-type="float" office:value="913780" table:style-name="ce13">
            <text:p>913.780</text:p>
          </table:table-cell>
          <table:table-cell office:value-type="float" office:value="489502" table:style-name="ce13">
            <text:p>489.502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85152.5" table:style-name="ce14">
            <text:p>4.185.153</text:p>
          </table:table-cell>
          <table:table-cell office:value-type="percentage" office:value="0.93786821470909221" table:style-name="ce15">
            <text:p>93,79%</text:p>
          </table:table-cell>
          <table:table-cell office:value-type="float" office:value="1823005" table:style-name="ce13">
            <text:p>1.823.005</text:p>
          </table:table-cell>
          <table:table-cell office:value-type="float" office:value="1767923" table:style-name="ce13">
            <text:p>1.767.923</text:p>
          </table:table-cell>
          <table:table-cell office:value-type="float" office:value="1014632" table:style-name="ce13">
            <text:p>1.014.632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920" table:style-name="ce14">
            <text:p>1.268.920</text:p>
          </table:table-cell>
          <table:table-cell office:value-type="percentage" office:value="0.97818411680362627" table:style-name="ce15">
            <text:p>97,82%</text:p>
          </table:table-cell>
          <table:table-cell office:value-type="float" office:value="520026" table:style-name="ce13">
            <text:p>520.026</text:p>
          </table:table-cell>
          <table:table-cell office:value-type="float" office:value="516706" table:style-name="ce13">
            <text:p>516.706</text:p>
          </table:table-cell>
          <table:table-cell office:value-type="float" office:value="355429" table:style-name="ce13">
            <text:p>355.429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95" table:style-name="ce7">
            <text:p>4.084.995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4000" table:style-name="ce14">
            <text:p>5.634.000</text:p>
          </table:table-cell>
          <table:table-cell office:value-type="float" office:value="5344925.5" table:style-name="ce14">
            <text:p>5.344.926</text:p>
          </table:table-cell>
          <table:table-cell office:value-type="percentage" office:value="0.94869107206247782" table:style-name="ce15">
            <text:p>94,87%</text:p>
          </table:table-cell>
          <table:table-cell office:value-type="float" office:value="2151683" table:style-name="ce13">
            <text:p>2.151.683</text:p>
          </table:table-cell>
          <table:table-cell office:value-type="float" office:value="2125568" table:style-name="ce13">
            <text:p>2.125.568</text:p>
          </table:table-cell>
          <table:table-cell office:value-type="float" office:value="1527487" table:style-name="ce13">
            <text:p>1.527.487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7910" table:style-name="ce7">
            <text:p>717.91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13630" table:style-name="ce14">
            <text:p>4.213.630</text:p>
          </table:table-cell>
          <table:table-cell office:value-type="float" office:value="4027800" table:style-name="ce14">
            <text:p>4.027.800</text:p>
          </table:table-cell>
          <table:table-cell office:value-type="percentage" office:value="0.95589788377242424" table:style-name="ce15">
            <text:p>95,59%</text:p>
          </table:table-cell>
          <table:table-cell office:value-type="float" office:value="1766752" table:style-name="ce13">
            <text:p>1.766.752</text:p>
          </table:table-cell>
          <table:table-cell office:value-type="float" office:value="1716115" table:style-name="ce13">
            <text:p>1.716.115</text:p>
          </table:table-cell>
          <table:table-cell office:value-type="float" office:value="1100076" table:style-name="ce13">
            <text:p>1.100.076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42277.5" table:style-name="ce14">
            <text:p>14.342.278</text:p>
          </table:table-cell>
          <table:table-cell office:value-type="percentage" office:value="0.99638423450799074" table:style-name="ce15">
            <text:p>99,64%</text:p>
          </table:table-cell>
          <table:table-cell office:value-type="float" office:value="6498521" table:style-name="ce13">
            <text:p>6.498.521</text:p>
          </table:table-cell>
          <table:table-cell office:value-type="float" office:value="6362184" table:style-name="ce13">
            <text:p>6.362.184</text:p>
          </table:table-cell>
          <table:table-cell office:value-type="float" office:value="3856997" table:style-name="ce13">
            <text:p>3.856.997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84504" table:style-name="ce14">
            <text:p>10.184.504</text:p>
          </table:table-cell>
          <table:table-cell office:value-type="percentage" office:value="0.97006778422774886" table:style-name="ce15">
            <text:p>97,01%</text:p>
          </table:table-cell>
          <table:table-cell office:value-type="float" office:value="4452271" table:style-name="ce13">
            <text:p>4.452.271</text:p>
          </table:table-cell>
          <table:table-cell office:value-type="float" office:value="4390083" table:style-name="ce13">
            <text:p>4.390.083</text:p>
          </table:table-cell>
          <table:table-cell office:value-type="float" office:value="2974096" table:style-name="ce13">
            <text:p>2.974.096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69" table:style-name="ce14">
            <text:p>2.319.169</text:p>
          </table:table-cell>
          <table:table-cell office:value-type="float" office:value="2348047.5" table:style-name="ce14">
            <text:p>2.348.048</text:p>
          </table:table-cell>
          <table:table-cell office:value-type="percentage" office:value="1" table:style-name="ce15">
            <text:p>100,00%</text:p>
          </table:table-cell>
          <table:table-cell office:value-type="float" office:value="969985" table:style-name="ce13">
            <text:p>969.985</text:p>
          </table:table-cell>
          <table:table-cell office:value-type="float" office:value="952561" table:style-name="ce13">
            <text:p>952.561</text:p>
          </table:table-cell>
          <table:table-cell office:value-type="float" office:value="651303" table:style-name="ce13">
            <text:p>651.303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62891" table:style-name="ce14">
            <text:p>6.162.891</text:p>
          </table:table-cell>
          <table:table-cell office:value-type="percentage" office:value="1" table:style-name="ce15">
            <text:p>100,00%</text:p>
          </table:table-cell>
          <table:table-cell office:value-type="float" office:value="2480544" table:style-name="ce13">
            <text:p>2.480.544</text:p>
          </table:table-cell>
          <table:table-cell office:value-type="float" office:value="2455806" table:style-name="ce13">
            <text:p>2.455.806</text:p>
          </table:table-cell>
          <table:table-cell office:value-type="float" office:value="1987531" table:style-name="ce13">
            <text:p>1.987.531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6295.5" table:style-name="ce14">
            <text:p>656.296</text:p>
          </table:table-cell>
          <table:table-cell office:value-type="percentage" office:value="0.95231638073762581" table:style-name="ce15">
            <text:p>95,23%</text:p>
          </table:table-cell>
          <table:table-cell office:value-type="float" office:value="284704" table:style-name="ce13">
            <text:p>284.704</text:p>
          </table:table-cell>
          <table:table-cell office:value-type="float" office:value="286784" table:style-name="ce13">
            <text:p>286.784</text:p>
          </table:table-cell>
          <table:table-cell office:value-type="float" office:value="184846" table:style-name="ce13">
            <text:p>184.846</text:p>
          </table:table-cell>
          <table:table-cell office:value-type="date" office:date-value="2022-07-19T00:00:00" table:style-name="ce16">
            <text:p>19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23403.5" table:style-name="ce14">
            <text:p>13.423.404</text:p>
          </table:table-cell>
          <table:table-cell office:value-type="percentage" office:value="0.98145423119231445" table:style-name="ce15">
            <text:p>98,15%</text:p>
          </table:table-cell>
          <table:table-cell office:value-type="float" office:value="5774263" table:style-name="ce13">
            <text:p>5.774.263</text:p>
          </table:table-cell>
          <table:table-cell office:value-type="float" office:value="5726258" table:style-name="ce13">
            <text:p>5.726.258</text:p>
          </table:table-cell>
          <table:table-cell office:value-type="float" office:value="3467038" table:style-name="ce13">
            <text:p>3.467.038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41747" table:style-name="ce14">
            <text:p>2.841.747</text:p>
          </table:table-cell>
          <table:table-cell office:value-type="percentage" office:value="0.97378963654400685" table:style-name="ce15">
            <text:p>97,38%</text:p>
          </table:table-cell>
          <table:table-cell office:value-type="float" office:value="1300954" table:style-name="ce13">
            <text:p>1.300.954</text:p>
          </table:table-cell>
          <table:table-cell office:value-type="float" office:value="1281402" table:style-name="ce13">
            <text:p>1.281.402</text:p>
          </table:table-cell>
          <table:table-cell office:value-type="float" office:value="707159" table:style-name="ce13">
            <text:p>707.159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1907" table:style-name="ce14">
            <text:p>1.331.907</text:p>
          </table:table-cell>
          <table:table-cell office:value-type="percentage" office:value="0.94584449145591398" table:style-name="ce15">
            <text:p>94,58%</text:p>
          </table:table-cell>
          <table:table-cell office:value-type="float" office:value="568643" table:style-name="ce13">
            <text:p>568.643</text:p>
          </table:table-cell>
          <table:table-cell office:value-type="float" office:value="563138" table:style-name="ce13">
            <text:p>563.138</text:p>
          </table:table-cell>
          <table:table-cell office:value-type="float" office:value="366909" table:style-name="ce13">
            <text:p>366.909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65008" table:style-name="ce7">
            <text:p>2.965.00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8413" table:style-name="ce14">
            <text:p>4.508.413</text:p>
          </table:table-cell>
          <table:table-cell office:value-type="float" office:value="4440949.5" table:style-name="ce14">
            <text:p>4.440.950</text:p>
          </table:table-cell>
          <table:table-cell office:value-type="percentage" office:value="0.98503608697783451" table:style-name="ce15">
            <text:p>98,50%</text:p>
          </table:table-cell>
          <table:table-cell office:value-type="float" office:value="1949234" table:style-name="ce13">
            <text:p>1.949.234</text:p>
          </table:table-cell>
          <table:table-cell office:value-type="float" office:value="1913319" table:style-name="ce13">
            <text:p>1.913.319</text:p>
          </table:table-cell>
          <table:table-cell office:value-type="float" office:value="1215127" table:style-name="ce13">
            <text:p>1.215.127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8907.5" table:style-name="ce14">
            <text:p>158.908</text:p>
          </table:table-cell>
          <table:table-cell office:value-type="percentage" office:value="0.91017005458471512" table:style-name="ce15">
            <text:p>91,02%</text:p>
          </table:table-cell>
          <table:table-cell office:value-type="float" office:value="68354" table:style-name="ce13">
            <text:p>68.354</text:p>
          </table:table-cell>
          <table:table-cell office:value-type="float" office:value="65469" table:style-name="ce13">
            <text:p>65.469</text:p>
          </table:table-cell>
          <table:table-cell office:value-type="float" office:value="42922" table:style-name="ce13">
            <text:p>42.922</text:p>
          </table:table-cell>
          <table:table-cell office:value-type="date" office:date-value="2022-07-20T00:00:00" table:style-name="ce16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0190" table:style-name="ce14">
            <text:p>150.190</text:p>
          </table:table-cell>
          <table:table-cell office:value-type="percentage" office:value="0.94792981570310531" table:style-name="ce15">
            <text:p>94,79%</text:p>
          </table:table-cell>
          <table:table-cell office:value-type="float" office:value="66531" table:style-name="ce13">
            <text:p>66.531</text:p>
          </table:table-cell>
          <table:table-cell office:value-type="float" office:value="63234" table:style-name="ce13">
            <text:p>63.234</text:p>
          </table:table-cell>
          <table:table-cell office:value-type="float" office:value="36097" table:style-name="ce13">
            <text:p>36.097</text:p>
          </table:table-cell>
          <table:table-cell office:value-type="date" office:date-value="2022-07-20T00:00:00" table:style-name="ce17">
            <text:p>20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612.5" table:style-name="ce14">
            <text:p>207.613</text:p>
          </table:table-cell>
          <table:table-cell office:value-type="percentage" office:value="0.92976363212955004" table:style-name="ce15">
            <text:p>92,98%</text:p>
          </table:table-cell>
          <table:table-cell office:value-type="float" office:value="95150" table:style-name="ce13">
            <text:p>95.150</text:p>
          </table:table-cell>
          <table:table-cell office:value-type="float" office:value="94869" table:style-name="ce13">
            <text:p>94.869</text:p>
          </table:table-cell>
          <table:table-cell office:value-type="float" office:value="51103" table:style-name="ce13">
            <text:p>51.103</text:p>
          </table:table-cell>
          <table:table-cell office:value-type="date" office:date-value="2022-07-19T00:00:00" table:style-name="ce17">
            <text:p>19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5.5" table:style-name="ce14">
            <text:p>13.446</text:p>
          </table:table-cell>
          <table:table-cell office:value-type="percentage" office:value="1" table:style-name="ce15">
            <text:p>100,0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099" table:style-name="ce13">
            <text:p>4.099</text:p>
          </table:table-cell>
          <table:table-cell office:value-type="date" office:date-value="2022-07-08T00:00:00" table:style-name="ce17">
            <text:p>08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74095" table:style-name="ce19">
            <text:p>63.874.095</text:p>
          </table:table-cell>
          <table:table-cell office:value-type="float" office:value="5027860" table:style-name="ce19">
            <text:p>5.027.860</text:p>
          </table:table-cell>
          <table:table-cell office:value-type="float" office:value="17179570" table:style-name="ce20">
            <text:p>17.179.57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79030" table:style-name="ce23">
            <text:p>97.079.030</text:p>
          </table:table-cell>
          <table:table-cell office:value-type="float" office:value="95425997.5" table:style-name="ce23">
            <text:p>95.425.998</text:p>
          </table:table-cell>
          <table:table-cell office:value-type="percentage" office:value="0.98297230102113708" table:style-name="ce24">
            <text:p>98,30%</text:p>
          </table:table-cell>
          <table:table-cell office:value-type="float" office:value="41274079" table:style-name="ce23">
            <text:p>41.274.079</text:p>
          </table:table-cell>
          <table:table-cell office:value-type="float" office:value="40597752" table:style-name="ce23">
            <text:p>40.597.752</text:p>
          </table:table-cell>
          <table:table-cell office:value-type="float" office:value="25686169" table:style-name="ce23">
            <text:p>25.686.169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5857" table:style-name="ce32">
            <text:p>7.045.857</text:p>
          </table:table-cell>
          <table:table-cell office:value-type="percentage" office:value="0.93844596533966085" table:style-name="ce33">
            <text:p>93,8%</text:p>
          </table:table-cell>
          <table:table-cell office:value-type="float" office:value="7031665" table:style-name="ce32">
            <text:p>7.031.665</text:p>
          </table:table-cell>
          <table:table-cell office:value-type="percentage" office:value="0.93655571619891032" table:style-name="ce33">
            <text:p>93,7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8095" table:style-name="ce32">
            <text:p>1.098.095</text:p>
          </table:table-cell>
          <table:table-cell office:value-type="percentage" office:value="0.92322819419408642" table:style-name="ce33">
            <text:p>92,3%</text:p>
          </table:table-cell>
          <table:table-cell office:value-type="float" office:value="1092037" table:style-name="ce32">
            <text:p>1.092.037</text:p>
          </table:table-cell>
          <table:table-cell office:value-type="percentage" office:value="0.91813490408673892" table:style-name="ce33">
            <text:p>91,8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6084" table:style-name="ce32">
            <text:p>886.084</text:p>
          </table:table-cell>
          <table:table-cell office:value-type="percentage" office:value="0.952320766255359" table:style-name="ce33">
            <text:p>95,2%</text:p>
          </table:table-cell>
          <table:table-cell office:value-type="float" office:value="886823" table:style-name="ce32">
            <text:p>886.823</text:p>
          </table:table-cell>
          <table:table-cell office:value-type="percentage" office:value="0.9531150081627433" table:style-name="ce33">
            <text:p>95,3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570" table:style-name="ce32">
            <text:p>897.570</text:p>
          </table:table-cell>
          <table:table-cell office:value-type="percentage" office:value="0.82863808372884828" table:style-name="ce33">
            <text:p>82,9%</text:p>
          </table:table-cell>
          <table:table-cell office:value-type="float" office:value="891947" table:style-name="ce32">
            <text:p>891.947</text:p>
          </table:table-cell>
          <table:table-cell office:value-type="percentage" office:value="0.823446920984096" table:style-name="ce33">
            <text:p>82,3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7372" table:style-name="ce32">
            <text:p>1.747.372</text:p>
          </table:table-cell>
          <table:table-cell office:value-type="percentage" office:value="0.85928735149467939" table:style-name="ce33">
            <text:p>85,9%</text:p>
          </table:table-cell>
          <table:table-cell office:value-type="float" office:value="1714978" table:style-name="ce32">
            <text:p>1.714.978</text:p>
          </table:table-cell>
          <table:table-cell office:value-type="percentage" office:value="0.84335728367608176" table:style-name="ce33">
            <text:p>84,3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974" table:style-name="ce32">
            <text:p>494.974</text:p>
          </table:table-cell>
          <table:table-cell office:value-type="percentage" office:value="0.93911911691603644" table:style-name="ce33">
            <text:p>93,9%</text:p>
          </table:table-cell>
          <table:table-cell office:value-type="float" office:value="496672" table:style-name="ce32">
            <text:p>496.672</text:p>
          </table:table-cell>
          <table:table-cell office:value-type="percentage" office:value="0.9423407492856628" table:style-name="ce33">
            <text:p>94,2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9189" table:style-name="ce32">
            <text:p>2.049.189</text:p>
          </table:table-cell>
          <table:table-cell office:value-type="percentage" office:value="0.94339246524985165" table:style-name="ce33">
            <text:p>94,3%</text:p>
          </table:table-cell>
          <table:table-cell office:value-type="float" office:value="2041101" table:style-name="ce32">
            <text:p>2.041.101</text:p>
          </table:table-cell>
          <table:table-cell office:value-type="percentage" office:value="0.93966896377734677" table:style-name="ce33">
            <text:p>94,0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3055" table:style-name="ce32">
            <text:p>1.663.055</text:p>
          </table:table-cell>
          <table:table-cell office:value-type="percentage" office:value="0.9157378356263649" table:style-name="ce33">
            <text:p>91,6%</text:p>
          </table:table-cell>
          <table:table-cell office:value-type="float" office:value="1640973" table:style-name="ce32">
            <text:p>1.640.973</text:p>
          </table:table-cell>
          <table:table-cell office:value-type="percentage" office:value="0.90357869303258331" table:style-name="ce33">
            <text:p>90,4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7158" table:style-name="ce32">
            <text:p>6.257.158</text:p>
          </table:table-cell>
          <table:table-cell office:value-type="percentage" office:value="0.92255618722183574" table:style-name="ce33">
            <text:p>92,3%</text:p>
          </table:table-cell>
          <table:table-cell office:value-type="float" office:value="6188796" table:style-name="ce32">
            <text:p>6.188.796</text:p>
          </table:table-cell>
          <table:table-cell office:value-type="percentage" office:value="0.91247688507366254" table:style-name="ce33">
            <text:p>91,2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7534" table:style-name="ce32">
            <text:p>4.197.534</text:p>
          </table:table-cell>
          <table:table-cell office:value-type="percentage" office:value="0.93444116307430103" table:style-name="ce33">
            <text:p>93,4%</text:p>
          </table:table-cell>
          <table:table-cell office:value-type="float" office:value="4220775" table:style-name="ce32">
            <text:p>4.220.775</text:p>
          </table:table-cell>
          <table:table-cell office:value-type="percentage" office:value="0.93961499777605917" table:style-name="ce33">
            <text:p>94,0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250" table:style-name="ce32">
            <text:p>910.250</text:p>
          </table:table-cell>
          <table:table-cell office:value-type="percentage" office:value="0.95826885218288438" table:style-name="ce33">
            <text:p>95,8%</text:p>
          </table:table-cell>
          <table:table-cell office:value-type="float" office:value="907634" table:style-name="ce32">
            <text:p>907.634</text:p>
          </table:table-cell>
          <table:table-cell office:value-type="percentage" office:value="0.95551484908778916" table:style-name="ce33">
            <text:p>95,6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394" table:style-name="ce32">
            <text:p>2.342.394</text:p>
          </table:table-cell>
          <table:table-cell office:value-type="percentage" office:value="0.95369416972330823" table:style-name="ce33">
            <text:p>95,4%</text:p>
          </table:table-cell>
          <table:table-cell office:value-type="float" office:value="2348848" table:style-name="ce32">
            <text:p>2.348.848</text:p>
          </table:table-cell>
          <table:table-cell office:value-type="percentage" office:value="0.95632188400681239" table:style-name="ce33">
            <text:p>95,6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425" table:style-name="ce32">
            <text:p>269.425</text:p>
          </table:table-cell>
          <table:table-cell office:value-type="percentage" office:value="0.95717620142177573" table:style-name="ce33">
            <text:p>95,7%</text:p>
          </table:table-cell>
          <table:table-cell office:value-type="float" office:value="274115" table:style-name="ce32">
            <text:p>274.115</text:p>
          </table:table-cell>
          <table:table-cell office:value-type="percentage" office:value="0.97383819041562603" table:style-name="ce33">
            <text:p>97,4%</text:p>
          </table:table-cell>
          <table:table-cell office:value-type="date" office:date-value="2022-07-19T00:00:00" table:style-name="ce34">
            <text:p>19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1159" table:style-name="ce32">
            <text:p>5.521.159</text:p>
          </table:table-cell>
          <table:table-cell office:value-type="percentage" office:value="0.92467661534895529" table:style-name="ce33">
            <text:p>92,5%</text:p>
          </table:table-cell>
          <table:table-cell office:value-type="float" office:value="5528689" table:style-name="ce32">
            <text:p>5.528.689</text:p>
          </table:table-cell>
          <table:table-cell office:value-type="percentage" office:value="0.92593773007388491" table:style-name="ce33">
            <text:p>92,6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388" table:style-name="ce32">
            <text:p>1.232.388</text:p>
          </table:table-cell>
          <table:table-cell office:value-type="percentage" office:value="0.93531793074451242" table:style-name="ce33">
            <text:p>93,5%</text:p>
          </table:table-cell>
          <table:table-cell office:value-type="float" office:value="1237477" table:style-name="ce32">
            <text:p>1.237.477</text:p>
          </table:table-cell>
          <table:table-cell office:value-type="percentage" office:value="0.93918021514646932" table:style-name="ce33">
            <text:p>93,9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184" table:style-name="ce32">
            <text:p>540.184</text:p>
          </table:table-cell>
          <table:table-cell office:value-type="percentage" office:value="0.9310724024172059" table:style-name="ce33">
            <text:p>93,1%</text:p>
          </table:table-cell>
          <table:table-cell office:value-type="float" office:value="540954" table:style-name="ce32">
            <text:p>540.954</text:p>
          </table:table-cell>
          <table:table-cell office:value-type="percentage" office:value="0.93239959046768728" table:style-name="ce33">
            <text:p>93,2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595" table:style-name="ce32">
            <text:p>1.865.595</text:p>
          </table:table-cell>
          <table:table-cell office:value-type="percentage" office:value="0.95414506460289283" table:style-name="ce33">
            <text:p>95,4%</text:p>
          </table:table-cell>
          <table:table-cell office:value-type="float" office:value="1854233" table:style-name="ce32">
            <text:p>1.854.233</text:p>
          </table:table-cell>
          <table:table-cell office:value-type="percentage" office:value="0.94833405191041775" table:style-name="ce33">
            <text:p>94,8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5339" table:style-name="ce32">
            <text:p>65.339</text:p>
          </table:table-cell>
          <table:table-cell office:value-type="percentage" office:value="0.91989187514958681" table:style-name="ce33">
            <text:p>92,0%</text:p>
          </table:table-cell>
          <table:table-cell office:value-type="float" office:value="63579" table:style-name="ce32">
            <text:p>63.579</text:p>
          </table:table-cell>
          <table:table-cell office:value-type="percentage" office:value="0.89511326359655918" table:style-name="ce33">
            <text:p>89,5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3048" table:style-name="ce32">
            <text:p>63.048</text:p>
          </table:table-cell>
          <table:table-cell office:value-type="percentage" office:value="0.92356370667682297" table:style-name="ce33">
            <text:p>92,4%</text:p>
          </table:table-cell>
          <table:table-cell office:value-type="float" office:value="61403" table:style-name="ce32">
            <text:p>61.403</text:p>
          </table:table-cell>
          <table:table-cell office:value-type="percentage" office:value="0.89946679166788734" table:style-name="ce33">
            <text:p>89,9%</text:p>
          </table:table-cell>
          <table:table-cell office:value-type="date" office:date-value="2022-07-20T00:00:00" table:style-name="ce34">
            <text:p>20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50" table:style-name="ce32">
            <text:p>95.150</text:p>
          </table:table-cell>
          <table:table-cell office:value-type="string" table:style-name="ce33">
            <text:p>-</text:p>
          </table:table-cell>
          <table:table-cell office:value-type="float" office:value="94869" table:style-name="ce32">
            <text:p>94.869</text:p>
          </table:table-cell>
          <table:table-cell office:value-type="string" table:style-name="ce33">
            <text:p>-</text:p>
          </table:table-cell>
          <table:table-cell office:value-type="date" office:date-value="2022-07-19T00:00:00" table:style-name="ce34">
            <text:p>19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2" table:style-name="ce32">
            <text:p>8.122</text:p>
          </table:table-cell>
          <table:table-cell office:value-type="string" table:style-name="ce33">
            <text:p>-</text:p>
          </table:table-cell>
          <table:table-cell office:value-type="float" office:value="8127" table:style-name="ce32">
            <text:p>8.127</text:p>
          </table:table-cell>
          <table:table-cell office:value-type="string" table:style-name="ce33">
            <text:p>-</text:p>
          </table:table-cell>
          <table:table-cell office:value-type="date" office:date-value="2022-07-08T00:00:00" table:style-name="ce34">
            <text:p>08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49942" table:style-name="ce35">
            <text:p>39.249.942</text:p>
          </table:table-cell>
          <table:table-cell office:value-type="percentage" office:value="0.93042340395940903" table:style-name="ce36">
            <text:p>93,0%</text:p>
          </table:table-cell>
          <table:table-cell office:value-type="float" office:value="39125695" table:style-name="ce35">
            <text:p>39.125.695</text:p>
          </table:table-cell>
          <table:table-cell office:value-type="percentage" office:value="0.92747811765371857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625" table:style-name="ce45">
            <text:p>435.625</text:p>
          </table:table-cell>
          <table:table-cell office:value-type="percentage" office:value="1" table:style-name="ce46">
            <text:p>100,0%</text:p>
          </table:table-cell>
          <table:table-cell office:value-type="float" office:value="656719" table:style-name="ce45">
            <text:p>656.719</text:p>
          </table:table-cell>
          <table:table-cell office:value-type="percentage" office:value="1" table:style-name="ce46">
            <text:p>100,0%</text:p>
          </table:table-cell>
          <table:table-cell office:value-type="float" office:value="937867" table:style-name="ce45">
            <text:p>937.867</text:p>
          </table:table-cell>
          <table:table-cell office:value-type="percentage" office:value="0.97875038221552468" table:style-name="ce46">
            <text:p>97,9%</text:p>
          </table:table-cell>
          <table:table-cell office:value-type="float" office:value="1230131" table:style-name="ce45">
            <text:p>1.230.131</text:p>
          </table:table-cell>
          <table:table-cell office:value-type="percentage" office:value="0.95537402793278303" table:style-name="ce46">
            <text:p>95,5%</text:p>
          </table:table-cell>
          <table:table-cell office:value-type="float" office:value="1278247" table:style-name="ce45">
            <text:p>1.278.247</text:p>
          </table:table-cell>
          <table:table-cell office:value-type="percentage" office:value="0.92336470336681264" table:style-name="ce46">
            <text:p>92,3%</text:p>
          </table:table-cell>
          <table:table-cell office:value-type="float" office:value="969676" table:style-name="ce45">
            <text:p>969.676</text:p>
          </table:table-cell>
          <table:table-cell office:value-type="percentage" office:value="0.88010506701471169" table:style-name="ce46">
            <text:p>88,0%</text:p>
          </table:table-cell>
          <table:table-cell office:value-type="float" office:value="813883" table:style-name="ce45">
            <text:p>813.883</text:p>
          </table:table-cell>
          <table:table-cell office:value-type="percentage" office:value="0.87881703292906255" table:style-name="ce46">
            <text:p>87,9%</text:p>
          </table:table-cell>
          <table:table-cell office:value-type="float" office:value="723709" table:style-name="ce45">
            <text:p>723.709</text:p>
          </table:table-cell>
          <table:table-cell office:value-type="percentage" office:value="0.93642070994738924" table:style-name="ce46">
            <text:p>93,6%</text:p>
          </table:table-cell>
          <table:table-cell office:value-type="float" office:value="7045857" table:style-name="ce45">
            <text:p>7.045.85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44596533966085" table:style-name="ce46">
            <text:p>93,8%</text:p>
          </table:table-cell>
          <table:table-cell office:value-type="percentage" office:value="0.82870820634194586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37" table:style-name="ce48">
            <text:p>101.737</text:p>
          </table:table-cell>
          <table:table-cell office:value-type="percentage" office:value="1" table:style-name="ce49">
            <text:p>100,0%</text:p>
          </table:table-cell>
          <table:table-cell office:value-type="float" office:value="119914" table:style-name="ce48">
            <text:p>119.914</text:p>
          </table:table-cell>
          <table:table-cell office:value-type="percentage" office:value="1" table:style-name="ce49">
            <text:p>100,0%</text:p>
          </table:table-cell>
          <table:table-cell office:value-type="float" office:value="156118" table:style-name="ce48">
            <text:p>156.118</text:p>
          </table:table-cell>
          <table:table-cell office:value-type="percentage" office:value="0.96781352674973653" table:style-name="ce49">
            <text:p>96,8%</text:p>
          </table:table-cell>
          <table:table-cell office:value-type="float" office:value="188679" table:style-name="ce48">
            <text:p>188.679</text:p>
          </table:table-cell>
          <table:table-cell office:value-type="percentage" office:value="0.93884161815196299" table:style-name="ce49">
            <text:p>93,9%</text:p>
          </table:table-cell>
          <table:table-cell office:value-type="float" office:value="192568" table:style-name="ce48">
            <text:p>192.568</text:p>
          </table:table-cell>
          <table:table-cell office:value-type="percentage" office:value="0.90137944269953241" table:style-name="ce49">
            <text:p>90,1%</text:p>
          </table:table-cell>
          <table:table-cell office:value-type="float" office:value="132258" table:style-name="ce48">
            <text:p>132.258</text:p>
          </table:table-cell>
          <table:table-cell office:value-type="percentage" office:value="0.83560570641529464" table:style-name="ce49">
            <text:p>83,6%</text:p>
          </table:table-cell>
          <table:table-cell office:value-type="float" office:value="111088" table:style-name="ce48">
            <text:p>111.088</text:p>
          </table:table-cell>
          <table:table-cell office:value-type="percentage" office:value="0.8493096224712916" table:style-name="ce49">
            <text:p>84,9%</text:p>
          </table:table-cell>
          <table:table-cell office:value-type="float" office:value="95733" table:style-name="ce48">
            <text:p>95.733</text:p>
          </table:table-cell>
          <table:table-cell office:value-type="percentage" office:value="0.89439165895905159" table:style-name="ce49">
            <text:p>89,4%</text:p>
          </table:table-cell>
          <table:table-cell office:value-type="float" office:value="1098095" table:style-name="ce48">
            <text:p>1.098.09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322819419408642" table:style-name="ce49">
            <text:p>92,3%</text:p>
          </table:table-cell>
          <table:table-cell office:value-type="percentage" office:value="0.82493259501492333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12" table:style-name="ce48">
            <text:p>89.312</text:p>
          </table:table-cell>
          <table:table-cell office:value-type="percentage" office:value="1" table:style-name="ce49">
            <text:p>100,0%</text:p>
          </table:table-cell>
          <table:table-cell office:value-type="float" office:value="114851" table:style-name="ce48">
            <text:p>114.851</text:p>
          </table:table-cell>
          <table:table-cell office:value-type="percentage" office:value="1" table:style-name="ce49">
            <text:p>100,0%</text:p>
          </table:table-cell>
          <table:table-cell office:value-type="float" office:value="149262" table:style-name="ce48">
            <text:p>149.262</text:p>
          </table:table-cell>
          <table:table-cell office:value-type="percentage" office:value="0.98205145075333899" table:style-name="ce49">
            <text:p>98,2%</text:p>
          </table:table-cell>
          <table:table-cell office:value-type="float" office:value="154540" table:style-name="ce48">
            <text:p>154.540</text:p>
          </table:table-cell>
          <table:table-cell office:value-type="percentage" office:value="0.95346211508918266" table:style-name="ce49">
            <text:p>95,3%</text:p>
          </table:table-cell>
          <table:table-cell office:value-type="float" office:value="152686" table:style-name="ce48">
            <text:p>152.686</text:p>
          </table:table-cell>
          <table:table-cell office:value-type="percentage" office:value="0.92023866923818709" table:style-name="ce49">
            <text:p>92,0%</text:p>
          </table:table-cell>
          <table:table-cell office:value-type="float" office:value="93251" table:style-name="ce48">
            <text:p>93.251</text:p>
          </table:table-cell>
          <table:table-cell office:value-type="percentage" office:value="0.85873599101214648" table:style-name="ce49">
            <text:p>85,9%</text:p>
          </table:table-cell>
          <table:table-cell office:value-type="float" office:value="69020" table:style-name="ce48">
            <text:p>69.020</text:p>
          </table:table-cell>
          <table:table-cell office:value-type="percentage" office:value="0.87100275106635372" table:style-name="ce49">
            <text:p>87,1%</text:p>
          </table:table-cell>
          <table:table-cell office:value-type="float" office:value="63162" table:style-name="ce48">
            <text:p>63.162</text:p>
          </table:table-cell>
          <table:table-cell office:value-type="percentage" office:value="0.9679109966899595" table:style-name="ce49">
            <text:p>96,8%</text:p>
          </table:table-cell>
          <table:table-cell office:value-type="float" office:value="886084" table:style-name="ce48">
            <text:p>886.08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320766255359" table:style-name="ce49">
            <text:p>95,2%</text:p>
          </table:table-cell>
          <table:table-cell office:value-type="percentage" office:value="0.87480859205697759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71" table:style-name="ce48">
            <text:p>51.871</text:p>
          </table:table-cell>
          <table:table-cell office:value-type="percentage" office:value="0.96714709227527829" table:style-name="ce49">
            <text:p>96,7%</text:p>
          </table:table-cell>
          <table:table-cell office:value-type="float" office:value="79967" table:style-name="ce48">
            <text:p>79.967</text:p>
          </table:table-cell>
          <table:table-cell office:value-type="percentage" office:value="0.91669532521723185" table:style-name="ce49">
            <text:p>91,7%</text:p>
          </table:table-cell>
          <table:table-cell office:value-type="float" office:value="112251" table:style-name="ce48">
            <text:p>112.251</text:p>
          </table:table-cell>
          <table:table-cell office:value-type="percentage" office:value="0.88113946606171456" table:style-name="ce49">
            <text:p>88,1%</text:p>
          </table:table-cell>
          <table:table-cell office:value-type="float" office:value="153796" table:style-name="ce48">
            <text:p>153.796</text:p>
          </table:table-cell>
          <table:table-cell office:value-type="percentage" office:value="0.8664172882348965" table:style-name="ce49">
            <text:p>86,6%</text:p>
          </table:table-cell>
          <table:table-cell office:value-type="float" office:value="174059" table:style-name="ce48">
            <text:p>174.059</text:p>
          </table:table-cell>
          <table:table-cell office:value-type="percentage" office:value="0.80351116917409504" table:style-name="ce49">
            <text:p>80,4%</text:p>
          </table:table-cell>
          <table:table-cell office:value-type="float" office:value="135685" table:style-name="ce48">
            <text:p>135.685</text:p>
          </table:table-cell>
          <table:table-cell office:value-type="percentage" office:value="0.73723016403418695" table:style-name="ce49">
            <text:p>73,7%</text:p>
          </table:table-cell>
          <table:table-cell office:value-type="float" office:value="105106" table:style-name="ce48">
            <text:p>105.106</text:p>
          </table:table-cell>
          <table:table-cell office:value-type="percentage" office:value="0.76600613644479754" table:style-name="ce49">
            <text:p>76,6%</text:p>
          </table:table-cell>
          <table:table-cell office:value-type="float" office:value="84835" table:style-name="ce48">
            <text:p>84.835</text:p>
          </table:table-cell>
          <table:table-cell office:value-type="percentage" office:value="0.8523046937791352" table:style-name="ce49">
            <text:p>85,2%</text:p>
          </table:table-cell>
          <table:table-cell office:value-type="float" office:value="897570" table:style-name="ce48">
            <text:p>897.57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63808372884828" table:style-name="ce49">
            <text:p>82,9%</text:p>
          </table:table-cell>
          <table:table-cell office:value-type="percentage" office:value="0.73584882457830336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901" table:style-name="ce48">
            <text:p>94.901</text:p>
          </table:table-cell>
          <table:table-cell office:value-type="percentage" office:value="0.94558697514995715" table:style-name="ce49">
            <text:p>94,6%</text:p>
          </table:table-cell>
          <table:table-cell office:value-type="float" office:value="156278" table:style-name="ce48">
            <text:p>156.278</text:p>
          </table:table-cell>
          <table:table-cell office:value-type="percentage" office:value="0.93330387109874224" table:style-name="ce49">
            <text:p>93,3%</text:p>
          </table:table-cell>
          <table:table-cell office:value-type="float" office:value="229602" table:style-name="ce48">
            <text:p>229.602</text:p>
          </table:table-cell>
          <table:table-cell office:value-type="percentage" office:value="0.91273081433483727" table:style-name="ce49">
            <text:p>91,3%</text:p>
          </table:table-cell>
          <table:table-cell office:value-type="float" office:value="326212" table:style-name="ce48">
            <text:p>326.212</text:p>
          </table:table-cell>
          <table:table-cell office:value-type="percentage" office:value="0.88585107278538588" table:style-name="ce49">
            <text:p>88,6%</text:p>
          </table:table-cell>
          <table:table-cell office:value-type="float" office:value="325444" table:style-name="ce48">
            <text:p>325.444</text:p>
          </table:table-cell>
          <table:table-cell office:value-type="percentage" office:value="0.82577993174407838" table:style-name="ce49">
            <text:p>82,6%</text:p>
          </table:table-cell>
          <table:table-cell office:value-type="float" office:value="240057" table:style-name="ce48">
            <text:p>240.057</text:p>
          </table:table-cell>
          <table:table-cell office:value-type="percentage" office:value="0.7672935671318345" table:style-name="ce49">
            <text:p>76,7%</text:p>
          </table:table-cell>
          <table:table-cell office:value-type="float" office:value="201826" table:style-name="ce48">
            <text:p>201.826</text:p>
          </table:table-cell>
          <table:table-cell office:value-type="percentage" office:value="0.79249698630782461" table:style-name="ce49">
            <text:p>79,2%</text:p>
          </table:table-cell>
          <table:table-cell office:value-type="float" office:value="173052" table:style-name="ce48">
            <text:p>173.052</text:p>
          </table:table-cell>
          <table:table-cell office:value-type="percentage" office:value="0.93914742354760805" table:style-name="ce49">
            <text:p>93,9%</text:p>
          </table:table-cell>
          <table:table-cell office:value-type="float" office:value="1747372" table:style-name="ce48">
            <text:p>1.747.37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928735149467939" table:style-name="ce49">
            <text:p>85,9%</text:p>
          </table:table-cell>
          <table:table-cell office:value-type="percentage" office:value="0.77855824955700248" table:style-name="ce49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8" table:style-name="ce48">
            <text:p>42.598</text:p>
          </table:table-cell>
          <table:table-cell office:value-type="percentage" office:value="1" table:style-name="ce49">
            <text:p>100,0%</text:p>
          </table:table-cell>
          <table:table-cell office:value-type="float" office:value="56231" table:style-name="ce48">
            <text:p>56.231</text:p>
          </table:table-cell>
          <table:table-cell office:value-type="percentage" office:value="1" table:style-name="ce49">
            <text:p>100,0%</text:p>
          </table:table-cell>
          <table:table-cell office:value-type="float" office:value="77315" table:style-name="ce48">
            <text:p>77.315</text:p>
          </table:table-cell>
          <table:table-cell office:value-type="percentage" office:value="0.975497432403447" table:style-name="ce49">
            <text:p>97,5%</text:p>
          </table:table-cell>
          <table:table-cell office:value-type="float" office:value="85252" table:style-name="ce48">
            <text:p>85.252</text:p>
          </table:table-cell>
          <table:table-cell office:value-type="percentage" office:value="0.93714411344399251" table:style-name="ce49">
            <text:p>93,7%</text:p>
          </table:table-cell>
          <table:table-cell office:value-type="float" office:value="89571" table:style-name="ce48">
            <text:p>89.571</text:p>
          </table:table-cell>
          <table:table-cell office:value-type="percentage" office:value="0.91975232579631572" table:style-name="ce49">
            <text:p>92,0%</text:p>
          </table:table-cell>
          <table:table-cell office:value-type="float" office:value="57022" table:style-name="ce48">
            <text:p>57.022</text:p>
          </table:table-cell>
          <table:table-cell office:value-type="percentage" office:value="0.84907233687721495" table:style-name="ce49">
            <text:p>84,9%</text:p>
          </table:table-cell>
          <table:table-cell office:value-type="float" office:value="43611" table:style-name="ce48">
            <text:p>43.611</text:p>
          </table:table-cell>
          <table:table-cell office:value-type="percentage" office:value="0.85725237355768291" table:style-name="ce49">
            <text:p>85,7%</text:p>
          </table:table-cell>
          <table:table-cell office:value-type="float" office:value="43374" table:style-name="ce48">
            <text:p>43.374</text:p>
          </table:table-cell>
          <table:table-cell office:value-type="percentage" office:value="0.95784289910120801" table:style-name="ce49">
            <text:p>95,8%</text:p>
          </table:table-cell>
          <table:table-cell office:value-type="float" office:value="494974" table:style-name="ce48">
            <text:p>494.97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11911691603644" table:style-name="ce49">
            <text:p>93,9%</text:p>
          </table:table-cell>
          <table:table-cell office:value-type="percentage" office:value="0.8480592130625112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78" table:style-name="ce48">
            <text:p>230.078</text:p>
          </table:table-cell>
          <table:table-cell office:value-type="percentage" office:value="1" table:style-name="ce49">
            <text:p>100,0%</text:p>
          </table:table-cell>
          <table:table-cell office:value-type="float" office:value="252380" table:style-name="ce48">
            <text:p>252.380</text:p>
          </table:table-cell>
          <table:table-cell office:value-type="percentage" office:value="1" table:style-name="ce49">
            <text:p>100,0%</text:p>
          </table:table-cell>
          <table:table-cell office:value-type="float" office:value="324730" table:style-name="ce48">
            <text:p>324.730</text:p>
          </table:table-cell>
          <table:table-cell office:value-type="percentage" office:value="0.99232069135168666" table:style-name="ce49">
            <text:p>99,2%</text:p>
          </table:table-cell>
          <table:table-cell office:value-type="float" office:value="358040" table:style-name="ce48">
            <text:p>358.040</text:p>
          </table:table-cell>
          <table:table-cell office:value-type="percentage" office:value="0.93923709939323663" table:style-name="ce49">
            <text:p>93,9%</text:p>
          </table:table-cell>
          <table:table-cell office:value-type="float" office:value="326479" table:style-name="ce48">
            <text:p>326.479</text:p>
          </table:table-cell>
          <table:table-cell office:value-type="percentage" office:value="0.90637753260670406" table:style-name="ce49">
            <text:p>90,6%</text:p>
          </table:table-cell>
          <table:table-cell office:value-type="float" office:value="219335" table:style-name="ce48">
            <text:p>219.335</text:p>
          </table:table-cell>
          <table:table-cell office:value-type="percentage" office:value="0.84717383411483882" table:style-name="ce49">
            <text:p>84,7%</text:p>
          </table:table-cell>
          <table:table-cell office:value-type="float" office:value="181552" table:style-name="ce48">
            <text:p>181.552</text:p>
          </table:table-cell>
          <table:table-cell office:value-type="percentage" office:value="0.85727102309482994" table:style-name="ce49">
            <text:p>85,7%</text:p>
          </table:table-cell>
          <table:table-cell office:value-type="float" office:value="156595" table:style-name="ce48">
            <text:p>156.595</text:p>
          </table:table-cell>
          <table:table-cell office:value-type="percentage" office:value="0.93101582658533399" table:style-name="ce49">
            <text:p>93,1%</text:p>
          </table:table-cell>
          <table:table-cell office:value-type="float" office:value="2049189" table:style-name="ce48">
            <text:p>2.049.18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39246524985165" table:style-name="ce49">
            <text:p>94,3%</text:p>
          </table:table-cell>
          <table:table-cell office:value-type="percentage" office:value="0.85860509861316014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42" table:style-name="ce48">
            <text:p>139.142</text:p>
          </table:table-cell>
          <table:table-cell office:value-type="percentage" office:value="1" table:style-name="ce49">
            <text:p>100,0%</text:p>
          </table:table-cell>
          <table:table-cell office:value-type="float" office:value="159620" table:style-name="ce48">
            <text:p>159.620</text:p>
          </table:table-cell>
          <table:table-cell office:value-type="percentage" office:value="1" table:style-name="ce49">
            <text:p>100,0%</text:p>
          </table:table-cell>
          <table:table-cell office:value-type="float" office:value="225734" table:style-name="ce48">
            <text:p>225.734</text:p>
          </table:table-cell>
          <table:table-cell office:value-type="percentage" office:value="0.9899398319504622" table:style-name="ce49">
            <text:p>99,0%</text:p>
          </table:table-cell>
          <table:table-cell office:value-type="float" office:value="290534" table:style-name="ce48">
            <text:p>290.534</text:p>
          </table:table-cell>
          <table:table-cell office:value-type="percentage" office:value="0.93297196273686844" table:style-name="ce49">
            <text:p>93,3%</text:p>
          </table:table-cell>
          <table:table-cell office:value-type="float" office:value="292693" table:style-name="ce48">
            <text:p>292.693</text:p>
          </table:table-cell>
          <table:table-cell office:value-type="percentage" office:value="0.88512191507827787" table:style-name="ce49">
            <text:p>88,5%</text:p>
          </table:table-cell>
          <table:table-cell office:value-type="float" office:value="213072" table:style-name="ce48">
            <text:p>213.072</text:p>
          </table:table-cell>
          <table:table-cell office:value-type="percentage" office:value="0.82665828648579442" table:style-name="ce49">
            <text:p>82,7%</text:p>
          </table:table-cell>
          <table:table-cell office:value-type="float" office:value="181548" table:style-name="ce48">
            <text:p>181.548</text:p>
          </table:table-cell>
          <table:table-cell office:value-type="percentage" office:value="0.8290165850807335" table:style-name="ce49">
            <text:p>82,9%</text:p>
          </table:table-cell>
          <table:table-cell office:value-type="float" office:value="160712" table:style-name="ce48">
            <text:p>160.712</text:p>
          </table:table-cell>
          <table:table-cell office:value-type="percentage" office:value="0.90381068070364867" table:style-name="ce49">
            <text:p>90,4%</text:p>
          </table:table-cell>
          <table:table-cell office:value-type="float" office:value="1663055" table:style-name="ce48">
            <text:p>1.663.055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7378356263649" table:style-name="ce49">
            <text:p>91,6%</text:p>
          </table:table-cell>
          <table:table-cell office:value-type="percentage" office:value="0.81177855140150423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60" table:style-name="ce48">
            <text:p>461.360</text:p>
          </table:table-cell>
          <table:table-cell office:value-type="percentage" office:value="1" table:style-name="ce49">
            <text:p>100,0%</text:p>
          </table:table-cell>
          <table:table-cell office:value-type="float" office:value="622355" table:style-name="ce48">
            <text:p>622.355</text:p>
          </table:table-cell>
          <table:table-cell office:value-type="percentage" office:value="0.97895195489951803" table:style-name="ce49">
            <text:p>97,9%</text:p>
          </table:table-cell>
          <table:table-cell office:value-type="float" office:value="810511" table:style-name="ce48">
            <text:p>810.511</text:p>
          </table:table-cell>
          <table:table-cell office:value-type="percentage" office:value="0.95076388530459222" table:style-name="ce49">
            <text:p>95,1%</text:p>
          </table:table-cell>
          <table:table-cell office:value-type="float" office:value="1045670" table:style-name="ce48">
            <text:p>1.045.670</text:p>
          </table:table-cell>
          <table:table-cell office:value-type="percentage" office:value="0.95286044025839234" table:style-name="ce49">
            <text:p>95,3%</text:p>
          </table:table-cell>
          <table:table-cell office:value-type="float" office:value="1168064" table:style-name="ce48">
            <text:p>1.168.064</text:p>
          </table:table-cell>
          <table:table-cell office:value-type="percentage" office:value="0.91574796359160504" table:style-name="ce49">
            <text:p>91,6%</text:p>
          </table:table-cell>
          <table:table-cell office:value-type="float" office:value="835693" table:style-name="ce48">
            <text:p>835.693</text:p>
          </table:table-cell>
          <table:table-cell office:value-type="percentage" office:value="0.86454458178327132" table:style-name="ce49">
            <text:p>86,5%</text:p>
          </table:table-cell>
          <table:table-cell office:value-type="float" office:value="702575" table:style-name="ce48">
            <text:p>702.575</text:p>
          </table:table-cell>
          <table:table-cell office:value-type="percentage" office:value="0.84744689397128514" table:style-name="ce49">
            <text:p>84,7%</text:p>
          </table:table-cell>
          <table:table-cell office:value-type="float" office:value="610930" table:style-name="ce48">
            <text:p>610.930</text:p>
          </table:table-cell>
          <table:table-cell office:value-type="percentage" office:value="0.90998461339096737" table:style-name="ce49">
            <text:p>91,0%</text:p>
          </table:table-cell>
          <table:table-cell office:value-type="float" office:value="6257158" table:style-name="ce48">
            <text:p>6.257.15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55618722183574" table:style-name="ce49">
            <text:p>92,3%</text:p>
          </table:table-cell>
          <table:table-cell office:value-type="percentage" office:value="0.81566309962661898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82" table:style-name="ce48">
            <text:p>299.182</text:p>
          </table:table-cell>
          <table:table-cell office:value-type="percentage" office:value="1" table:style-name="ce49">
            <text:p>100,0%</text:p>
          </table:table-cell>
          <table:table-cell office:value-type="float" office:value="437959" table:style-name="ce48">
            <text:p>437.959</text:p>
          </table:table-cell>
          <table:table-cell office:value-type="percentage" office:value="0.9958683511605908" table:style-name="ce49">
            <text:p>99,6%</text:p>
          </table:table-cell>
          <table:table-cell office:value-type="float" office:value="576980" table:style-name="ce48">
            <text:p>576.980</text:p>
          </table:table-cell>
          <table:table-cell office:value-type="percentage" office:value="0.96623907291422451" table:style-name="ce49">
            <text:p>96,6%</text:p>
          </table:table-cell>
          <table:table-cell office:value-type="float" office:value="724307" table:style-name="ce48">
            <text:p>724.307</text:p>
          </table:table-cell>
          <table:table-cell office:value-type="percentage" office:value="0.95016502775824618" table:style-name="ce49">
            <text:p>95,0%</text:p>
          </table:table-cell>
          <table:table-cell office:value-type="float" office:value="768620" table:style-name="ce48">
            <text:p>768.620</text:p>
          </table:table-cell>
          <table:table-cell office:value-type="percentage" office:value="0.91423691275247609" table:style-name="ce49">
            <text:p>91,4%</text:p>
          </table:table-cell>
          <table:table-cell office:value-type="float" office:value="531849" table:style-name="ce48">
            <text:p>531.849</text:p>
          </table:table-cell>
          <table:table-cell office:value-type="percentage" office:value="0.8663150470500276" table:style-name="ce49">
            <text:p>86,6%</text:p>
          </table:table-cell>
          <table:table-cell office:value-type="float" office:value="450104" table:style-name="ce48">
            <text:p>450.104</text:p>
          </table:table-cell>
          <table:table-cell office:value-type="percentage" office:value="0.8777841266993387" table:style-name="ce49">
            <text:p>87,8%</text:p>
          </table:table-cell>
          <table:table-cell office:value-type="float" office:value="408533" table:style-name="ce48">
            <text:p>408.533</text:p>
          </table:table-cell>
          <table:table-cell office:value-type="percentage" office:value="0.94399783718334729" table:style-name="ce49">
            <text:p>94,4%</text:p>
          </table:table-cell>
          <table:table-cell office:value-type="float" office:value="4197534" table:style-name="ce48">
            <text:p>4.197.53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44116307430103" table:style-name="ce49">
            <text:p>93,4%</text:p>
          </table:table-cell>
          <table:table-cell office:value-type="percentage" office:value="0.83168150868478485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50" table:style-name="ce48">
            <text:p>78.450</text:p>
          </table:table-cell>
          <table:table-cell office:value-type="percentage" office:value="1" table:style-name="ce49">
            <text:p>100,0%</text:p>
          </table:table-cell>
          <table:table-cell office:value-type="float" office:value="96174" table:style-name="ce48">
            <text:p>96.174</text:p>
          </table:table-cell>
          <table:table-cell office:value-type="percentage" office:value="1" table:style-name="ce49">
            <text:p>100,0%</text:p>
          </table:table-cell>
          <table:table-cell office:value-type="float" office:value="133507" table:style-name="ce48">
            <text:p>133.507</text:p>
          </table:table-cell>
          <table:table-cell office:value-type="percentage" office:value="1" table:style-name="ce49">
            <text:p>100,0%</text:p>
          </table:table-cell>
          <table:table-cell office:value-type="float" office:value="162399" table:style-name="ce48">
            <text:p>162.399</text:p>
          </table:table-cell>
          <table:table-cell office:value-type="percentage" office:value="0.96693122480694005" table:style-name="ce49">
            <text:p>96,7%</text:p>
          </table:table-cell>
          <table:table-cell office:value-type="float" office:value="147447" table:style-name="ce48">
            <text:p>147.447</text:p>
          </table:table-cell>
          <table:table-cell office:value-type="percentage" office:value="0.93595749542961604" table:style-name="ce49">
            <text:p>93,6%</text:p>
          </table:table-cell>
          <table:table-cell office:value-type="float" office:value="114974" table:style-name="ce48">
            <text:p>114.974</text:p>
          </table:table-cell>
          <table:table-cell office:value-type="percentage" office:value="0.88549159748001416" table:style-name="ce49">
            <text:p>88,5%</text:p>
          </table:table-cell>
          <table:table-cell office:value-type="float" office:value="95811" table:style-name="ce48">
            <text:p>95.811</text:p>
          </table:table-cell>
          <table:table-cell office:value-type="percentage" office:value="0.8516079142445736" table:style-name="ce49">
            <text:p>85,2%</text:p>
          </table:table-cell>
          <table:table-cell office:value-type="float" office:value="81488" table:style-name="ce48">
            <text:p>81.488</text:p>
          </table:table-cell>
          <table:table-cell office:value-type="percentage" office:value="0.95075196303772069" table:style-name="ce49">
            <text:p>95,1%</text:p>
          </table:table-cell>
          <table:table-cell office:value-type="float" office:value="910250" table:style-name="ce48">
            <text:p>910.250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26885218288438" table:style-name="ce49">
            <text:p>95,8%</text:p>
          </table:table-cell>
          <table:table-cell office:value-type="percentage" office:value="0.86035052963188052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30" table:style-name="ce48">
            <text:p>243.130</text:p>
          </table:table-cell>
          <table:table-cell office:value-type="percentage" office:value="1" table:style-name="ce49">
            <text:p>100,0%</text:p>
          </table:table-cell>
          <table:table-cell office:value-type="float" office:value="292423" table:style-name="ce48">
            <text:p>292.423</text:p>
          </table:table-cell>
          <table:table-cell office:value-type="percentage" office:value="1" table:style-name="ce49">
            <text:p>100,0%</text:p>
          </table:table-cell>
          <table:table-cell office:value-type="float" office:value="348351" table:style-name="ce48">
            <text:p>348.351</text:p>
          </table:table-cell>
          <table:table-cell office:value-type="percentage" office:value="0.98525027859013592" table:style-name="ce49">
            <text:p>98,5%</text:p>
          </table:table-cell>
          <table:table-cell office:value-type="float" office:value="393994" table:style-name="ce48">
            <text:p>393.994</text:p>
          </table:table-cell>
          <table:table-cell office:value-type="percentage" office:value="0.96283968719452595" table:style-name="ce49">
            <text:p>96,3%</text:p>
          </table:table-cell>
          <table:table-cell office:value-type="float" office:value="412787" table:style-name="ce48">
            <text:p>412.787</text:p>
          </table:table-cell>
          <table:table-cell office:value-type="percentage" office:value="0.93214207484921086" table:style-name="ce49">
            <text:p>93,2%</text:p>
          </table:table-cell>
          <table:table-cell office:value-type="float" office:value="269287" table:style-name="ce48">
            <text:p>269.287</text:p>
          </table:table-cell>
          <table:table-cell office:value-type="percentage" office:value="0.87261421007265116" table:style-name="ce49">
            <text:p>87,3%</text:p>
          </table:table-cell>
          <table:table-cell office:value-type="float" office:value="205106" table:style-name="ce48">
            <text:p>205.106</text:p>
          </table:table-cell>
          <table:table-cell office:value-type="percentage" office:value="0.89036386209531082" table:style-name="ce49">
            <text:p>89,0%</text:p>
          </table:table-cell>
          <table:table-cell office:value-type="float" office:value="177316" table:style-name="ce48">
            <text:p>177.316</text:p>
          </table:table-cell>
          <table:table-cell office:value-type="percentage" office:value="0.96712191290688543" table:style-name="ce49">
            <text:p>96,7%</text:p>
          </table:table-cell>
          <table:table-cell office:value-type="float" office:value="2342394" table:style-name="ce48">
            <text:p>2.342.39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69416972330823" table:style-name="ce49">
            <text:p>95,4%</text:p>
          </table:table-cell>
          <table:table-cell office:value-type="percentage" office:value="0.86855828744072772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92" table:style-name="ce48">
            <text:p>23.492</text:p>
          </table:table-cell>
          <table:table-cell office:value-type="percentage" office:value="1" table:style-name="ce49">
            <text:p>100,0%</text:p>
          </table:table-cell>
          <table:table-cell office:value-type="float" office:value="28791" table:style-name="ce48">
            <text:p>28.791</text:p>
          </table:table-cell>
          <table:table-cell office:value-type="percentage" office:value="1" table:style-name="ce49">
            <text:p>100,0%</text:p>
          </table:table-cell>
          <table:table-cell office:value-type="float" office:value="38544" table:style-name="ce48">
            <text:p>38.544</text:p>
          </table:table-cell>
          <table:table-cell office:value-type="percentage" office:value="0.9981871859947169" table:style-name="ce49">
            <text:p>99,8%</text:p>
          </table:table-cell>
          <table:table-cell office:value-type="float" office:value="45983" table:style-name="ce48">
            <text:p>45.983</text:p>
          </table:table-cell>
          <table:table-cell office:value-type="percentage" office:value="0.96806315789473685" table:style-name="ce49">
            <text:p>96,8%</text:p>
          </table:table-cell>
          <table:table-cell office:value-type="float" office:value="48554" table:style-name="ce48">
            <text:p>48.554</text:p>
          </table:table-cell>
          <table:table-cell office:value-type="percentage" office:value="0.93871316990178644" table:style-name="ce49">
            <text:p>93,9%</text:p>
          </table:table-cell>
          <table:table-cell office:value-type="float" office:value="32616" table:style-name="ce48">
            <text:p>32.616</text:p>
          </table:table-cell>
          <table:table-cell office:value-type="percentage" office:value="0.88065665838643481" table:style-name="ce49">
            <text:p>88,1%</text:p>
          </table:table-cell>
          <table:table-cell office:value-type="float" office:value="25891" table:style-name="ce48">
            <text:p>25.891</text:p>
          </table:table-cell>
          <table:table-cell office:value-type="percentage" office:value="0.85828416097593319" table:style-name="ce49">
            <text:p>85,8%</text:p>
          </table:table-cell>
          <table:table-cell office:value-type="float" office:value="25554" table:style-name="ce48">
            <text:p>25.554</text:p>
          </table:table-cell>
          <table:table-cell office:value-type="percentage" office:value="0.98341350779295744" table:style-name="ce49">
            <text:p>98,3%</text:p>
          </table:table-cell>
          <table:table-cell office:value-type="float" office:value="269425" table:style-name="ce48">
            <text:p>269.42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17620142177573" table:style-name="ce49">
            <text:p>95,7%</text:p>
          </table:table-cell>
          <table:table-cell office:value-type="percentage" office:value="0.85213615201659831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81" table:style-name="ce48">
            <text:p>375.081</text:p>
          </table:table-cell>
          <table:table-cell office:value-type="percentage" office:value="1" table:style-name="ce49">
            <text:p>100,0%</text:p>
          </table:table-cell>
          <table:table-cell office:value-type="float" office:value="512897" table:style-name="ce48">
            <text:p>512.897</text:p>
          </table:table-cell>
          <table:table-cell office:value-type="percentage" office:value="0.97314676026942415" table:style-name="ce49">
            <text:p>97,3%</text:p>
          </table:table-cell>
          <table:table-cell office:value-type="float" office:value="694656" table:style-name="ce48">
            <text:p>694.656</text:p>
          </table:table-cell>
          <table:table-cell office:value-type="percentage" office:value="0.96418667014593495" table:style-name="ce49">
            <text:p>96,4%</text:p>
          </table:table-cell>
          <table:table-cell office:value-type="float" office:value="951363" table:style-name="ce48">
            <text:p>951.363</text:p>
          </table:table-cell>
          <table:table-cell office:value-type="percentage" office:value="0.96120671799902802" table:style-name="ce49">
            <text:p>96,1%</text:p>
          </table:table-cell>
          <table:table-cell office:value-type="float" office:value="1054909" table:style-name="ce48">
            <text:p>1.054.909</text:p>
          </table:table-cell>
          <table:table-cell office:value-type="percentage" office:value="0.91252498847351249" table:style-name="ce49">
            <text:p>91,3%</text:p>
          </table:table-cell>
          <table:table-cell office:value-type="float" office:value="783236" table:style-name="ce48">
            <text:p>783.236</text:p>
          </table:table-cell>
          <table:table-cell office:value-type="percentage" office:value="0.86944687426457856" table:style-name="ce49">
            <text:p>86,9%</text:p>
          </table:table-cell>
          <table:table-cell office:value-type="float" office:value="640530" table:style-name="ce48">
            <text:p>640.530</text:p>
          </table:table-cell>
          <table:table-cell office:value-type="percentage" office:value="0.87080946819892957" table:style-name="ce49">
            <text:p>87,1%</text:p>
          </table:table-cell>
          <table:table-cell office:value-type="float" office:value="508487" table:style-name="ce48">
            <text:p>508.487</text:p>
          </table:table-cell>
          <table:table-cell office:value-type="percentage" office:value="0.89092581560780737" table:style-name="ce49">
            <text:p>89,1%</text:p>
          </table:table-cell>
          <table:table-cell office:value-type="float" office:value="5521159" table:style-name="ce48">
            <text:p>5.521.15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67661534895529" table:style-name="ce49">
            <text:p>92,5%</text:p>
          </table:table-cell>
          <table:table-cell office:value-type="percentage" office:value="0.81724386707299235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5" table:style-name="ce48">
            <text:p>72.895</text:p>
          </table:table-cell>
          <table:table-cell office:value-type="percentage" office:value="1" table:style-name="ce49">
            <text:p>100,0%</text:p>
          </table:table-cell>
          <table:table-cell office:value-type="float" office:value="103906" table:style-name="ce48">
            <text:p>103.906</text:p>
          </table:table-cell>
          <table:table-cell office:value-type="percentage" office:value="0.99984603837493502" table:style-name="ce49">
            <text:p>100,0%</text:p>
          </table:table-cell>
          <table:table-cell office:value-type="float" office:value="149930" table:style-name="ce48">
            <text:p>149.930</text:p>
          </table:table-cell>
          <table:table-cell office:value-type="percentage" office:value="0.97648185175295199" table:style-name="ce49">
            <text:p>97,6%</text:p>
          </table:table-cell>
          <table:table-cell office:value-type="float" office:value="210130" table:style-name="ce48">
            <text:p>210.130</text:p>
          </table:table-cell>
          <table:table-cell office:value-type="percentage" office:value="0.96344387743405635" table:style-name="ce49">
            <text:p>96,3%</text:p>
          </table:table-cell>
          <table:table-cell office:value-type="float" office:value="237113" table:style-name="ce48">
            <text:p>237.113</text:p>
          </table:table-cell>
          <table:table-cell office:value-type="percentage" office:value="0.93918041098277805" table:style-name="ce49">
            <text:p>93,9%</text:p>
          </table:table-cell>
          <table:table-cell office:value-type="float" office:value="175214" table:style-name="ce48">
            <text:p>175.214</text:p>
          </table:table-cell>
          <table:table-cell office:value-type="percentage" office:value="0.88014507168188716" table:style-name="ce49">
            <text:p>88,0%</text:p>
          </table:table-cell>
          <table:table-cell office:value-type="float" office:value="150584" table:style-name="ce48">
            <text:p>150.584</text:p>
          </table:table-cell>
          <table:table-cell office:value-type="percentage" office:value="0.86572878997809577" table:style-name="ce49">
            <text:p>86,6%</text:p>
          </table:table-cell>
          <table:table-cell office:value-type="float" office:value="132616" table:style-name="ce48">
            <text:p>132.616</text:p>
          </table:table-cell>
          <table:table-cell office:value-type="percentage" office:value="0.91702162969519274" table:style-name="ce49">
            <text:p>91,7%</text:p>
          </table:table-cell>
          <table:table-cell office:value-type="float" office:value="1232388" table:style-name="ce48">
            <text:p>1.232.38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31793074451242" table:style-name="ce49">
            <text:p>93,5%</text:p>
          </table:table-cell>
          <table:table-cell office:value-type="percentage" office:value="0.81449180345204075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9" table:style-name="ce48">
            <text:p>42.58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5" table:style-name="ce48">
            <text:p>56.015</text:p>
          </table:table-cell>
          <table:table-cell office:value-type="percentage" office:value="0.98896539548022599" table:style-name="ce49">
            <text:p>98,9%</text:p>
          </table:table-cell>
          <table:table-cell office:value-type="float" office:value="72658" table:style-name="ce48">
            <text:p>72.658</text:p>
          </table:table-cell>
          <table:table-cell office:value-type="percentage" office:value="0.96019558609752875" table:style-name="ce49">
            <text:p>96,0%</text:p>
          </table:table-cell>
          <table:table-cell office:value-type="float" office:value="92583" table:style-name="ce48">
            <text:p>92.583</text:p>
          </table:table-cell>
          <table:table-cell office:value-type="percentage" office:value="0.94764478290241361" table:style-name="ce49">
            <text:p>94,8%</text:p>
          </table:table-cell>
          <table:table-cell office:value-type="float" office:value="96672" table:style-name="ce48">
            <text:p>96.672</text:p>
          </table:table-cell>
          <table:table-cell office:value-type="percentage" office:value="0.9143894895150535" table:style-name="ce49">
            <text:p>91,4%</text:p>
          </table:table-cell>
          <table:table-cell office:value-type="float" office:value="66148" table:style-name="ce48">
            <text:p>66.148</text:p>
          </table:table-cell>
          <table:table-cell office:value-type="percentage" office:value="0.86209907596866897" table:style-name="ce49">
            <text:p>86,2%</text:p>
          </table:table-cell>
          <table:table-cell office:value-type="float" office:value="60152" table:style-name="ce48">
            <text:p>60.152</text:p>
          </table:table-cell>
          <table:table-cell office:value-type="percentage" office:value="0.87427691055492573" table:style-name="ce49">
            <text:p>87,4%</text:p>
          </table:table-cell>
          <table:table-cell office:value-type="float" office:value="53367" table:style-name="ce48">
            <text:p>53.367</text:p>
          </table:table-cell>
          <table:table-cell office:value-type="percentage" office:value="0.92778289668121205" table:style-name="ce49">
            <text:p>92,8%</text:p>
          </table:table-cell>
          <table:table-cell office:value-type="float" office:value="540184" table:style-name="ce48">
            <text:p>540.18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0724024172059" table:style-name="ce49">
            <text:p>93,1%</text:p>
          </table:table-cell>
          <table:table-cell office:value-type="percentage" office:value="0.82138023945722216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99" table:style-name="ce48">
            <text:p>165.099</text:p>
          </table:table-cell>
          <table:table-cell office:value-type="percentage" office:value="1" table:style-name="ce49">
            <text:p>100,0%</text:p>
          </table:table-cell>
          <table:table-cell office:value-type="float" office:value="214634" table:style-name="ce48">
            <text:p>214.634</text:p>
          </table:table-cell>
          <table:table-cell office:value-type="percentage" office:value="0.99199504543227679" table:style-name="ce49">
            <text:p>99,2%</text:p>
          </table:table-cell>
          <table:table-cell office:value-type="float" office:value="280599" table:style-name="ce48">
            <text:p>280.599</text:p>
          </table:table-cell>
          <table:table-cell office:value-type="percentage" office:value="0.98745790268261524" table:style-name="ce49">
            <text:p>98,7%</text:p>
          </table:table-cell>
          <table:table-cell office:value-type="float" office:value="327607" table:style-name="ce48">
            <text:p>327.607</text:p>
          </table:table-cell>
          <table:table-cell office:value-type="percentage" office:value="0.97078232834617906" table:style-name="ce49">
            <text:p>97,1%</text:p>
          </table:table-cell>
          <table:table-cell office:value-type="float" office:value="327151" table:style-name="ce48">
            <text:p>327.151</text:p>
          </table:table-cell>
          <table:table-cell office:value-type="percentage" office:value="0.93991622230394412" table:style-name="ce49">
            <text:p>94,0%</text:p>
          </table:table-cell>
          <table:table-cell office:value-type="float" office:value="212997" table:style-name="ce48">
            <text:p>212.997</text:p>
          </table:table-cell>
          <table:table-cell office:value-type="percentage" office:value="0.89631998653397016" table:style-name="ce49">
            <text:p>89,6%</text:p>
          </table:table-cell>
          <table:table-cell office:value-type="float" office:value="176479" table:style-name="ce48">
            <text:p>176.479</text:p>
          </table:table-cell>
          <table:table-cell office:value-type="percentage" office:value="0.88587204778756623" table:style-name="ce49">
            <text:p>88,6%</text:p>
          </table:table-cell>
          <table:table-cell office:value-type="float" office:value="161029" table:style-name="ce48">
            <text:p>161.029</text:p>
          </table:table-cell>
          <table:table-cell office:value-type="percentage" office:value="0.93178911796871833" table:style-name="ce49">
            <text:p>93,2%</text:p>
          </table:table-cell>
          <table:table-cell office:value-type="float" office:value="1865595" table:style-name="ce48">
            <text:p>1.865.59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414506460289283" table:style-name="ce49">
            <text:p>95,4%</text:p>
          </table:table-cell>
          <table:table-cell office:value-type="percentage" office:value="0.8534645556903584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7" table:style-name="ce48">
            <text:p>3.937</text:p>
          </table:table-cell>
          <table:table-cell office:value-type="percentage" office:value="0.8939600363306085" table:style-name="ce49">
            <text:p>89,4%</text:p>
          </table:table-cell>
          <table:table-cell office:value-type="float" office:value="7727" table:style-name="ce48">
            <text:p>7.727</text:p>
          </table:table-cell>
          <table:table-cell office:value-type="percentage" office:value="0.92772241565614122" table:style-name="ce49">
            <text:p>92,8%</text:p>
          </table:table-cell>
          <table:table-cell office:value-type="float" office:value="10706" table:style-name="ce48">
            <text:p>10.706</text:p>
          </table:table-cell>
          <table:table-cell office:value-type="percentage" office:value="0.92636497360906811" table:style-name="ce49">
            <text:p>92,6%</text:p>
          </table:table-cell>
          <table:table-cell office:value-type="float" office:value="11347" table:style-name="ce48">
            <text:p>11.347</text:p>
          </table:table-cell>
          <table:table-cell office:value-type="percentage" office:value="0.91826495103989636" table:style-name="ce49">
            <text:p>91,8%</text:p>
          </table:table-cell>
          <table:table-cell office:value-type="float" office:value="9665" table:style-name="ce48">
            <text:p>9.665</text:p>
          </table:table-cell>
          <table:table-cell office:value-type="percentage" office:value="0.84788139310465827" table:style-name="ce49">
            <text:p>84,8%</text:p>
          </table:table-cell>
          <table:table-cell office:value-type="float" office:value="9902" table:style-name="ce48">
            <text:p>9.902</text:p>
          </table:table-cell>
          <table:table-cell office:value-type="percentage" office:value="0.91136677404509892" table:style-name="ce49">
            <text:p>91,1%</text:p>
          </table:table-cell>
          <table:table-cell office:value-type="float" office:value="9646" table:style-name="ce48">
            <text:p>9.646</text:p>
          </table:table-cell>
          <table:table-cell office:value-type="percentage" office:value="1.0393276586574722" table:style-name="ce49">
            <text:p>103,9%</text:p>
          </table:table-cell>
          <table:table-cell office:value-type="float" office:value="65339" table:style-name="ce48">
            <text:p>65.339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989187514958681" table:style-name="ce49">
            <text:p>92,0%</text:p>
          </table:table-cell>
          <table:table-cell office:value-type="percentage" office:value="0.78234371445334483" table:style-name="ce49">
            <text:p>78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2" table:style-name="ce48">
            <text:p>2.102</text:p>
          </table:table-cell>
          <table:table-cell office:value-type="percentage" office:value="0.83711668657905214" table:style-name="ce49">
            <text:p>83,7%</text:p>
          </table:table-cell>
          <table:table-cell office:value-type="float" office:value="3432" table:style-name="ce48">
            <text:p>3.432</text:p>
          </table:table-cell>
          <table:table-cell office:value-type="percentage" office:value="0.9024454378122535" table:style-name="ce49">
            <text:p>90,2%</text:p>
          </table:table-cell>
          <table:table-cell office:value-type="float" office:value="7521" table:style-name="ce48">
            <text:p>7.521</text:p>
          </table:table-cell>
          <table:table-cell office:value-type="percentage" office:value="0.93953778888194883" table:style-name="ce49">
            <text:p>94,0%</text:p>
          </table:table-cell>
          <table:table-cell office:value-type="float" office:value="10173" table:style-name="ce48">
            <text:p>10.173</text:p>
          </table:table-cell>
          <table:table-cell office:value-type="percentage" office:value="0.94185723544116284" table:style-name="ce49">
            <text:p>94,2%</text:p>
          </table:table-cell>
          <table:table-cell office:value-type="float" office:value="10715" table:style-name="ce48">
            <text:p>10.715</text:p>
          </table:table-cell>
          <table:table-cell office:value-type="percentage" office:value="0.98095761237755197" table:style-name="ce49">
            <text:p>98,1%</text:p>
          </table:table-cell>
          <table:table-cell office:value-type="float" office:value="9424" table:style-name="ce48">
            <text:p>9.424</text:p>
          </table:table-cell>
          <table:table-cell office:value-type="percentage" office:value="0.86048210372534695" table:style-name="ce49">
            <text:p>86,0%</text:p>
          </table:table-cell>
          <table:table-cell office:value-type="float" office:value="10435" table:style-name="ce48">
            <text:p>10.435</text:p>
          </table:table-cell>
          <table:table-cell office:value-type="percentage" office:value="0.89256693182790181" table:style-name="ce49">
            <text:p>89,3%</text:p>
          </table:table-cell>
          <table:table-cell office:value-type="float" office:value="9246" table:style-name="ce48">
            <text:p>9.246</text:p>
          </table:table-cell>
          <table:table-cell office:value-type="percentage" office:value="0.96513569937369514" table:style-name="ce49">
            <text:p>96,5%</text:p>
          </table:table-cell>
          <table:table-cell office:value-type="float" office:value="63048" table:style-name="ce48">
            <text:p>63.04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356370667682297" table:style-name="ce49">
            <text:p>92,4%</text:p>
          </table:table-cell>
          <table:table-cell office:value-type="percentage" office:value="0.75037490181143029" table:style-name="ce49">
            <text:p>75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7" table:style-name="ce48">
            <text:p>3.697</text:p>
          </table:table-cell>
          <table:table-cell office:value-type="string" table:style-name="ce49">
            <text:p>-</text:p>
          </table:table-cell>
          <table:table-cell office:value-type="float" office:value="9663" table:style-name="ce48">
            <text:p>9.663</text:p>
          </table:table-cell>
          <table:table-cell office:value-type="string" table:style-name="ce49">
            <text:p>-</text:p>
          </table:table-cell>
          <table:table-cell office:value-type="float" office:value="22696" table:style-name="ce48">
            <text:p>22.696</text:p>
          </table:table-cell>
          <table:table-cell office:value-type="string" table:style-name="ce49">
            <text:p>-</text:p>
          </table:table-cell>
          <table:table-cell office:value-type="float" office:value="32681" table:style-name="ce48">
            <text:p>32.681</text:p>
          </table:table-cell>
          <table:table-cell office:value-type="string" table:style-name="ce49">
            <text:p>-</text:p>
          </table:table-cell>
          <table:table-cell office:value-type="float" office:value="25127" table:style-name="ce48">
            <text:p>25.127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50" table:style-name="ce48">
            <text:p>95.150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9" table:style-name="ce51">
            <text:p>319</text:p>
          </table:table-cell>
          <table:table-cell office:value-type="string" table:style-name="ce52">
            <text:p>-</text:p>
          </table:table-cell>
          <table:table-cell office:value-type="float" office:value="924" table:style-name="ce51">
            <text:p>924</text:p>
          </table:table-cell>
          <table:table-cell office:value-type="string" table:style-name="ce52">
            <text:p>-</text:p>
          </table:table-cell>
          <table:table-cell office:value-type="float" office:value="1969" table:style-name="ce51">
            <text:p>1.969</text:p>
          </table:table-cell>
          <table:table-cell office:value-type="string" table:style-name="ce52">
            <text:p>-</text:p>
          </table:table-cell>
          <table:table-cell office:value-type="float" office:value="2428" table:style-name="ce51">
            <text:p>2.428</text:p>
          </table:table-cell>
          <table:table-cell office:value-type="string" table:style-name="ce52">
            <text:p>-</text:p>
          </table:table-cell>
          <table:table-cell office:value-type="float" office:value="2126" table:style-name="ce51">
            <text:p>2.126</text:p>
          </table:table-cell>
          <table:table-cell office:value-type="string" table:style-name="ce52">
            <text:p>-</text:p>
          </table:table-cell>
          <table:table-cell office:value-type="float" office:value="271" table:style-name="ce51">
            <text:p>271</text:p>
          </table:table-cell>
          <table:table-cell office:value-type="string" table:style-name="ce52">
            <text:p>-</text:p>
          </table:table-cell>
          <table:table-cell office:value-type="float" office:value="8122" table:style-name="ce51">
            <text:p>8.12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116" table:style-name="ce55">
            <text:p>2.951.116</text:p>
          </table:table-cell>
          <table:table-cell office:value-type="percentage" office:value="1" table:style-name="ce56">
            <text:p>100,0%</text:p>
          </table:table-cell>
          <table:table-cell office:value-type="float" office:value="3968555" table:style-name="ce55">
            <text:p>3.968.555</text:p>
          </table:table-cell>
          <table:table-cell office:value-type="percentage" office:value="0.99292589200088366" table:style-name="ce56">
            <text:p>99,3%</text:p>
          </table:table-cell>
          <table:table-cell office:value-type="float" office:value="5337879" table:style-name="ce55">
            <text:p>5.337.879</text:p>
          </table:table-cell>
          <table:table-cell office:value-type="percentage" office:value="0.96917365995722327" table:style-name="ce56">
            <text:p>96,9%</text:p>
          </table:table-cell>
          <table:table-cell office:value-type="float" office:value="6772686" table:style-name="ce55">
            <text:p>6.772.686</text:p>
          </table:table-cell>
          <table:table-cell office:value-type="percentage" office:value="0.94992393804295661" table:style-name="ce56">
            <text:p>95,0%</text:p>
          </table:table-cell>
          <table:table-cell office:value-type="float" office:value="7139791" table:style-name="ce55">
            <text:p>7.139.791</text:p>
          </table:table-cell>
          <table:table-cell office:value-type="percentage" office:value="0.91338958306254936" table:style-name="ce56">
            <text:p>91,3%</text:p>
          </table:table-cell>
          <table:table-cell office:value-type="float" office:value="5136568" table:style-name="ce55">
            <text:p>5.136.568</text:p>
          </table:table-cell>
          <table:table-cell office:value-type="percentage" office:value="0.8644481169703232" table:style-name="ce56">
            <text:p>86,4%</text:p>
          </table:table-cell>
          <table:table-cell office:value-type="float" office:value="4262456" table:style-name="ce55">
            <text:p>4.262.456</text:p>
          </table:table-cell>
          <table:table-cell office:value-type="percentage" office:value="0.86554271865459265" table:style-name="ce56">
            <text:p>86,6%</text:p>
          </table:table-cell>
          <table:table-cell office:value-type="float" office:value="3680891" table:style-name="ce55">
            <text:p>3.680.891</text:p>
          </table:table-cell>
          <table:table-cell office:value-type="percentage" office:value="0.9239272362537595" table:style-name="ce56">
            <text:p>92,4%</text:p>
          </table:table-cell>
          <table:table-cell office:value-type="float" office:value="39249942" table:style-name="ce55">
            <text:p>39.249.94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42340395940903" table:style-name="ce56">
            <text:p>93,0%</text:p>
          </table:table-cell>
          <table:table-cell office:value-type="percentage" office:value="0.82808061158305679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61" table:style-name="ce45">
            <text:p>430.861</text:p>
          </table:table-cell>
          <table:table-cell office:value-type="percentage" office:value="1" table:style-name="ce46">
            <text:p>100,0%</text:p>
          </table:table-cell>
          <table:table-cell office:value-type="float" office:value="653116" table:style-name="ce45">
            <text:p>653.116</text:p>
          </table:table-cell>
          <table:table-cell office:value-type="percentage" office:value="0.99815534529582484" table:style-name="ce46">
            <text:p>99,8%</text:p>
          </table:table-cell>
          <table:table-cell office:value-type="float" office:value="934773" table:style-name="ce45">
            <text:p>934.773</text:p>
          </table:table-cell>
          <table:table-cell office:value-type="percentage" office:value="0.97552150895036571" table:style-name="ce46">
            <text:p>97,6%</text:p>
          </table:table-cell>
          <table:table-cell office:value-type="float" office:value="1224996" table:style-name="ce45">
            <text:p>1.224.996</text:p>
          </table:table-cell>
          <table:table-cell office:value-type="percentage" office:value="0.95138596029329192" table:style-name="ce46">
            <text:p>95,1%</text:p>
          </table:table-cell>
          <table:table-cell office:value-type="float" office:value="1272066" table:style-name="ce45">
            <text:p>1.272.066</text:p>
          </table:table-cell>
          <table:table-cell office:value-type="percentage" office:value="0.91889974688225984" table:style-name="ce46">
            <text:p>91,9%</text:p>
          </table:table-cell>
          <table:table-cell office:value-type="float" office:value="956792" table:style-name="ce45">
            <text:p>956.792</text:p>
          </table:table-cell>
          <table:table-cell office:value-type="percentage" office:value="0.86841118814855689" table:style-name="ce46">
            <text:p>86,8%</text:p>
          </table:table-cell>
          <table:table-cell office:value-type="float" office:value="798011" table:style-name="ce45">
            <text:p>798.011</text:p>
          </table:table-cell>
          <table:table-cell office:value-type="percentage" office:value="0.86167871704502264" table:style-name="ce46">
            <text:p>86,2%</text:p>
          </table:table-cell>
          <table:table-cell office:value-type="float" office:value="761050" table:style-name="ce45">
            <text:p>761.050</text:p>
          </table:table-cell>
          <table:table-cell office:value-type="percentage" office:value="0.98473693336059187" table:style-name="ce46">
            <text:p>98,5%</text:p>
          </table:table-cell>
          <table:table-cell office:value-type="float" office:value="7031665" table:style-name="ce45">
            <text:p>7.031.665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55571619891032" table:style-name="ce46">
            <text:p>93,7%</text:p>
          </table:table-cell>
          <table:table-cell office:value-type="percentage" office:value="0.82703899465280639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31" table:style-name="ce48">
            <text:p>100.531</text:p>
          </table:table-cell>
          <table:table-cell office:value-type="percentage" office:value="1" table:style-name="ce49">
            <text:p>100,0%</text:p>
          </table:table-cell>
          <table:table-cell office:value-type="float" office:value="119277" table:style-name="ce48">
            <text:p>119.277</text:p>
          </table:table-cell>
          <table:table-cell office:value-type="percentage" office:value="0.99709090909090914" table:style-name="ce49">
            <text:p>99,7%</text:p>
          </table:table-cell>
          <table:table-cell office:value-type="float" office:value="155575" table:style-name="ce48">
            <text:p>155.575</text:p>
          </table:table-cell>
          <table:table-cell office:value-type="percentage" office:value="0.96444733742483413" table:style-name="ce49">
            <text:p>96,4%</text:p>
          </table:table-cell>
          <table:table-cell office:value-type="float" office:value="188510" table:style-name="ce48">
            <text:p>188.510</text:p>
          </table:table-cell>
          <table:table-cell office:value-type="percentage" office:value="0.9380006966213863" table:style-name="ce49">
            <text:p>93,8%</text:p>
          </table:table-cell>
          <table:table-cell office:value-type="float" office:value="191230" table:style-name="ce48">
            <text:p>191.230</text:p>
          </table:table-cell>
          <table:table-cell office:value-type="percentage" office:value="0.89511648263175392" table:style-name="ce49">
            <text:p>89,5%</text:p>
          </table:table-cell>
          <table:table-cell office:value-type="float" office:value="130212" table:style-name="ce48">
            <text:p>130.212</text:p>
          </table:table-cell>
          <table:table-cell office:value-type="percentage" office:value="0.82267908363765019" table:style-name="ce49">
            <text:p>82,3%</text:p>
          </table:table-cell>
          <table:table-cell office:value-type="float" office:value="108557" table:style-name="ce48">
            <text:p>108.557</text:p>
          </table:table-cell>
          <table:table-cell office:value-type="percentage" office:value="0.82995917368767103" table:style-name="ce49">
            <text:p>83,0%</text:p>
          </table:table-cell>
          <table:table-cell office:value-type="float" office:value="98145" table:style-name="ce48">
            <text:p>98.145</text:p>
          </table:table-cell>
          <table:table-cell office:value-type="percentage" office:value="0.91692592281173801" table:style-name="ce49">
            <text:p>91,7%</text:p>
          </table:table-cell>
          <table:table-cell office:value-type="float" office:value="1092037" table:style-name="ce48">
            <text:p>1.092.03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813490408673892" table:style-name="ce49">
            <text:p>91,8%</text:p>
          </table:table-cell>
          <table:table-cell office:value-type="percentage" office:value="0.82038158471016798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33" table:style-name="ce48">
            <text:p>88.633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7" table:style-name="ce48">
            <text:p>114.687</text:p>
          </table:table-cell>
          <table:table-cell office:value-type="percentage" office:value="1" table:style-name="ce49">
            <text:p>100,0%</text:p>
          </table:table-cell>
          <table:table-cell office:value-type="float" office:value="149551" table:style-name="ce48">
            <text:p>149.551</text:p>
          </table:table-cell>
          <table:table-cell office:value-type="percentage" office:value="0.98395289163760769" table:style-name="ce49">
            <text:p>98,4%</text:p>
          </table:table-cell>
          <table:table-cell office:value-type="float" office:value="154999" table:style-name="ce48">
            <text:p>154.999</text:p>
          </table:table-cell>
          <table:table-cell office:value-type="percentage" office:value="0.95629399751978927" table:style-name="ce49">
            <text:p>95,6%</text:p>
          </table:table-cell>
          <table:table-cell office:value-type="float" office:value="152408" table:style-name="ce48">
            <text:p>152.408</text:p>
          </table:table-cell>
          <table:table-cell office:value-type="percentage" office:value="0.9185631629701061" table:style-name="ce49">
            <text:p>91,9%</text:p>
          </table:table-cell>
          <table:table-cell office:value-type="float" office:value="91939" table:style-name="ce48">
            <text:p>91.939</text:p>
          </table:table-cell>
          <table:table-cell office:value-type="percentage" office:value="0.84665395843117752" table:style-name="ce49">
            <text:p>84,7%</text:p>
          </table:table-cell>
          <table:table-cell office:value-type="float" office:value="67439" table:style-name="ce48">
            <text:p>67.439</text:p>
          </table:table-cell>
          <table:table-cell office:value-type="percentage" office:value="0.85105121021680419" table:style-name="ce49">
            <text:p>85,1%</text:p>
          </table:table-cell>
          <table:table-cell office:value-type="float" office:value="67167" table:style-name="ce48">
            <text:p>67.167</text:p>
          </table:table-cell>
          <table:table-cell office:value-type="percentage" office:value="1.0292846634792203" table:style-name="ce49">
            <text:p>102,9%</text:p>
          </table:table-cell>
          <table:table-cell office:value-type="float" office:value="886823" table:style-name="ce48">
            <text:p>886.82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1150081627433" table:style-name="ce49">
            <text:p>95,3%</text:p>
          </table:table-cell>
          <table:table-cell office:value-type="percentage" office:value="0.87553818829111585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32" table:style-name="ce48">
            <text:p>51.432</text:p>
          </table:table-cell>
          <table:table-cell office:value-type="percentage" office:value="0.95896183319970918" table:style-name="ce49">
            <text:p>95,9%</text:p>
          </table:table-cell>
          <table:table-cell office:value-type="float" office:value="79874" table:style-name="ce48">
            <text:p>79.874</text:p>
          </table:table-cell>
          <table:table-cell office:value-type="percentage" office:value="0.91562922713620831" table:style-name="ce49">
            <text:p>91,6%</text:p>
          </table:table-cell>
          <table:table-cell office:value-type="float" office:value="112192" table:style-name="ce48">
            <text:p>112.192</text:p>
          </table:table-cell>
          <table:table-cell office:value-type="percentage" office:value="0.88067633229455311" table:style-name="ce49">
            <text:p>88,1%</text:p>
          </table:table-cell>
          <table:table-cell office:value-type="float" office:value="153144" table:style-name="ce48">
            <text:p>153.144</text:p>
          </table:table-cell>
          <table:table-cell office:value-type="percentage" office:value="0.86274421434526893" table:style-name="ce49">
            <text:p>86,3%</text:p>
          </table:table-cell>
          <table:table-cell office:value-type="float" office:value="172932" table:style-name="ce48">
            <text:p>172.932</text:p>
          </table:table-cell>
          <table:table-cell office:value-type="percentage" office:value="0.79830858219118006" table:style-name="ce49">
            <text:p>79,8%</text:p>
          </table:table-cell>
          <table:table-cell office:value-type="float" office:value="133640" table:style-name="ce48">
            <text:p>133.640</text:p>
          </table:table-cell>
          <table:table-cell office:value-type="percentage" office:value="0.72611887180991808" table:style-name="ce49">
            <text:p>72,6%</text:p>
          </table:table-cell>
          <table:table-cell office:value-type="float" office:value="102956" table:style-name="ce48">
            <text:p>102.956</text:p>
          </table:table-cell>
          <table:table-cell office:value-type="percentage" office:value="0.75033706718751136" table:style-name="ce49">
            <text:p>75,0%</text:p>
          </table:table-cell>
          <table:table-cell office:value-type="float" office:value="85777" table:style-name="ce48">
            <text:p>85.777</text:p>
          </table:table-cell>
          <table:table-cell office:value-type="percentage" office:value="0.86176860633338692" table:style-name="ce49">
            <text:p>86,2%</text:p>
          </table:table-cell>
          <table:table-cell office:value-type="float" office:value="891947" table:style-name="ce48">
            <text:p>891.94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3446920984096" table:style-name="ce49">
            <text:p>82,3%</text:p>
          </table:table-cell>
          <table:table-cell office:value-type="percentage" office:value="0.73123895800454997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80" table:style-name="ce48">
            <text:p>92.880</text:p>
          </table:table-cell>
          <table:table-cell office:value-type="percentage" office:value="0.92544987146529567" table:style-name="ce49">
            <text:p>92,5%</text:p>
          </table:table-cell>
          <table:table-cell office:value-type="float" office:value="152116" table:style-name="ce48">
            <text:p>152.116</text:p>
          </table:table-cell>
          <table:table-cell office:value-type="percentage" office:value="0.90844809669983162" table:style-name="ce49">
            <text:p>90,8%</text:p>
          </table:table-cell>
          <table:table-cell office:value-type="float" office:value="225668" table:style-name="ce48">
            <text:p>225.668</text:p>
          </table:table-cell>
          <table:table-cell office:value-type="percentage" office:value="0.89709208721750711" table:style-name="ce49">
            <text:p>89,7%</text:p>
          </table:table-cell>
          <table:table-cell office:value-type="float" office:value="324824" table:style-name="ce48">
            <text:p>324.824</text:p>
          </table:table-cell>
          <table:table-cell office:value-type="percentage" office:value="0.88208186353181428" table:style-name="ce49">
            <text:p>88,2%</text:p>
          </table:table-cell>
          <table:table-cell office:value-type="float" office:value="322589" table:style-name="ce48">
            <text:p>322.589</text:p>
          </table:table-cell>
          <table:table-cell office:value-type="percentage" office:value="0.81853566942819811" table:style-name="ce49">
            <text:p>81,9%</text:p>
          </table:table-cell>
          <table:table-cell office:value-type="float" office:value="234104" table:style-name="ce48">
            <text:p>234.104</text:p>
          </table:table-cell>
          <table:table-cell office:value-type="percentage" office:value="0.74826600865557336" table:style-name="ce49">
            <text:p>74,8%</text:p>
          </table:table-cell>
          <table:table-cell office:value-type="float" office:value="192161" table:style-name="ce48">
            <text:p>192.161</text:p>
          </table:table-cell>
          <table:table-cell office:value-type="percentage" office:value="0.75454606138900782" table:style-name="ce49">
            <text:p>75,5%</text:p>
          </table:table-cell>
          <table:table-cell office:value-type="float" office:value="170636" table:style-name="ce48">
            <text:p>170.636</text:p>
          </table:table-cell>
          <table:table-cell office:value-type="percentage" office:value="0.92603587224920636" table:style-name="ce49">
            <text:p>92,6%</text:p>
          </table:table-cell>
          <table:table-cell office:value-type="float" office:value="1714978" table:style-name="ce48">
            <text:p>1.714.97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335728367608176" table:style-name="ce49">
            <text:p>84,3%</text:p>
          </table:table-cell>
          <table:table-cell office:value-type="percentage" office:value="0.76412479409580158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92" table:style-name="ce48">
            <text:p>42.292</text:p>
          </table:table-cell>
          <table:table-cell office:value-type="percentage" office:value="1" table:style-name="ce49">
            <text:p>100,0%</text:p>
          </table:table-cell>
          <table:table-cell office:value-type="float" office:value="56113" table:style-name="ce48">
            <text:p>56.113</text:p>
          </table:table-cell>
          <table:table-cell office:value-type="percentage" office:value="1" table:style-name="ce49">
            <text:p>100,0%</text:p>
          </table:table-cell>
          <table:table-cell office:value-type="float" office:value="77197" table:style-name="ce48">
            <text:p>77.197</text:p>
          </table:table-cell>
          <table:table-cell office:value-type="percentage" office:value="0.97400860491817753" table:style-name="ce49">
            <text:p>97,4%</text:p>
          </table:table-cell>
          <table:table-cell office:value-type="float" office:value="85167" table:style-name="ce48">
            <text:p>85.167</text:p>
          </table:table-cell>
          <table:table-cell office:value-type="percentage" office:value="0.93620973947455211" table:style-name="ce49">
            <text:p>93,6%</text:p>
          </table:table-cell>
          <table:table-cell office:value-type="float" office:value="89378" table:style-name="ce48">
            <text:p>89.378</text:p>
          </table:table-cell>
          <table:table-cell office:value-type="percentage" office:value="0.917770521430185" table:style-name="ce49">
            <text:p>91,8%</text:p>
          </table:table-cell>
          <table:table-cell office:value-type="float" office:value="56833" table:style-name="ce48">
            <text:p>56.833</text:p>
          </table:table-cell>
          <table:table-cell office:value-type="percentage" office:value="0.84625807796539498" table:style-name="ce49">
            <text:p>84,6%</text:p>
          </table:table-cell>
          <table:table-cell office:value-type="float" office:value="43492" table:style-name="ce48">
            <text:p>43.492</text:p>
          </table:table-cell>
          <table:table-cell office:value-type="percentage" office:value="0.85491321526153363" table:style-name="ce49">
            <text:p>85,5%</text:p>
          </table:table-cell>
          <table:table-cell office:value-type="float" office:value="46200" table:style-name="ce48">
            <text:p>46.200</text:p>
          </table:table-cell>
          <table:table-cell office:value-type="percentage" office:value="1.0202504251043438" table:style-name="ce49">
            <text:p>102,0%</text:p>
          </table:table-cell>
          <table:table-cell office:value-type="float" office:value="496672" table:style-name="ce48">
            <text:p>496.672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23407492856628" table:style-name="ce49">
            <text:p>94,2%</text:p>
          </table:table-cell>
          <table:table-cell office:value-type="percentage" office:value="0.85096846596019904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35" table:style-name="ce48">
            <text:p>228.235</text:p>
          </table:table-cell>
          <table:table-cell office:value-type="percentage" office:value="1" table:style-name="ce49">
            <text:p>100,0%</text:p>
          </table:table-cell>
          <table:table-cell office:value-type="float" office:value="250751" table:style-name="ce48">
            <text:p>250.751</text:p>
          </table:table-cell>
          <table:table-cell office:value-type="percentage" office:value="1" table:style-name="ce49">
            <text:p>100,0%</text:p>
          </table:table-cell>
          <table:table-cell office:value-type="float" office:value="323941" table:style-name="ce48">
            <text:p>323.941</text:p>
          </table:table-cell>
          <table:table-cell office:value-type="percentage" office:value="0.98990963901443274" table:style-name="ce49">
            <text:p>99,0%</text:p>
          </table:table-cell>
          <table:table-cell office:value-type="float" office:value="355505" table:style-name="ce48">
            <text:p>355.505</text:p>
          </table:table-cell>
          <table:table-cell office:value-type="percentage" office:value="0.93258709926207295" table:style-name="ce49">
            <text:p>93,3%</text:p>
          </table:table-cell>
          <table:table-cell office:value-type="float" office:value="324014" table:style-name="ce48">
            <text:p>324.014</text:p>
          </table:table-cell>
          <table:table-cell office:value-type="percentage" office:value="0.89953415028234163" table:style-name="ce49">
            <text:p>90,0%</text:p>
          </table:table-cell>
          <table:table-cell office:value-type="float" office:value="216385" table:style-name="ce48">
            <text:p>216.385</text:p>
          </table:table-cell>
          <table:table-cell office:value-type="percentage" office:value="0.83577956137843668" table:style-name="ce49">
            <text:p>83,6%</text:p>
          </table:table-cell>
          <table:table-cell office:value-type="float" office:value="178544" table:style-name="ce48">
            <text:p>178.544</text:p>
          </table:table-cell>
          <table:table-cell office:value-type="percentage" office:value="0.84306753738567086" table:style-name="ce49">
            <text:p>84,3%</text:p>
          </table:table-cell>
          <table:table-cell office:value-type="float" office:value="163726" table:style-name="ce48">
            <text:p>163.726</text:p>
          </table:table-cell>
          <table:table-cell office:value-type="percentage" office:value="0.97341228789878598" table:style-name="ce49">
            <text:p>97,3%</text:p>
          </table:table-cell>
          <table:table-cell office:value-type="float" office:value="2041101" table:style-name="ce48">
            <text:p>2.041.10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66896377734677" table:style-name="ce49">
            <text:p>94,0%</text:p>
          </table:table-cell>
          <table:table-cell office:value-type="percentage" office:value="0.85521624671244079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93" table:style-name="ce48">
            <text:p>137.093</text:p>
          </table:table-cell>
          <table:table-cell office:value-type="percentage" office:value="1" table:style-name="ce49">
            <text:p>100,0%</text:p>
          </table:table-cell>
          <table:table-cell office:value-type="float" office:value="158229" table:style-name="ce48">
            <text:p>158.229</text:p>
          </table:table-cell>
          <table:table-cell office:value-type="percentage" office:value="1" table:style-name="ce49">
            <text:p>100,0%</text:p>
          </table:table-cell>
          <table:table-cell office:value-type="float" office:value="223085" table:style-name="ce48">
            <text:p>223.085</text:p>
          </table:table-cell>
          <table:table-cell office:value-type="percentage" office:value="0.97832283754626626" table:style-name="ce49">
            <text:p>97,8%</text:p>
          </table:table-cell>
          <table:table-cell office:value-type="float" office:value="286600" table:style-name="ce48">
            <text:p>286.600</text:p>
          </table:table-cell>
          <table:table-cell office:value-type="percentage" office:value="0.92033897760808203" table:style-name="ce49">
            <text:p>92,0%</text:p>
          </table:table-cell>
          <table:table-cell office:value-type="float" office:value="287115" table:style-name="ce48">
            <text:p>287.115</text:p>
          </table:table-cell>
          <table:table-cell office:value-type="percentage" office:value="0.8682536946483167" table:style-name="ce49">
            <text:p>86,8%</text:p>
          </table:table-cell>
          <table:table-cell office:value-type="float" office:value="206870" table:style-name="ce48">
            <text:p>206.870</text:p>
          </table:table-cell>
          <table:table-cell office:value-type="percentage" office:value="0.80259630418504679" table:style-name="ce49">
            <text:p>80,3%</text:p>
          </table:table-cell>
          <table:table-cell office:value-type="float" office:value="174560" table:style-name="ce48">
            <text:p>174.560</text:p>
          </table:table-cell>
          <table:table-cell office:value-type="percentage" office:value="0.79710674362533795" table:style-name="ce49">
            <text:p>79,7%</text:p>
          </table:table-cell>
          <table:table-cell office:value-type="float" office:value="167421" table:style-name="ce48">
            <text:p>167.421</text:p>
          </table:table-cell>
          <table:table-cell office:value-type="percentage" office:value="0.94154069375084359" table:style-name="ce49">
            <text:p>94,2%</text:p>
          </table:table-cell>
          <table:table-cell office:value-type="float" office:value="1640973" table:style-name="ce48">
            <text:p>1.640.97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57869303258331" table:style-name="ce49">
            <text:p>90,4%</text:p>
          </table:table-cell>
          <table:table-cell office:value-type="percentage" office:value="0.80099977741504669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65" table:style-name="ce48">
            <text:p>455.765</text:p>
          </table:table-cell>
          <table:table-cell office:value-type="percentage" office:value="1" table:style-name="ce49">
            <text:p>100,0%</text:p>
          </table:table-cell>
          <table:table-cell office:value-type="float" office:value="618586" table:style-name="ce48">
            <text:p>618.586</text:p>
          </table:table-cell>
          <table:table-cell office:value-type="percentage" office:value="0.97302339335824939" table:style-name="ce49">
            <text:p>97,3%</text:p>
          </table:table-cell>
          <table:table-cell office:value-type="float" office:value="802406" table:style-name="ce48">
            <text:p>802.406</text:p>
          </table:table-cell>
          <table:table-cell office:value-type="percentage" office:value="0.94125637548622609" table:style-name="ce49">
            <text:p>94,1%</text:p>
          </table:table-cell>
          <table:table-cell office:value-type="float" office:value="1039960" table:style-name="ce48">
            <text:p>1.039.960</text:p>
          </table:table-cell>
          <table:table-cell office:value-type="percentage" office:value="0.94765723741822727" table:style-name="ce49">
            <text:p>94,8%</text:p>
          </table:table-cell>
          <table:table-cell office:value-type="float" office:value="1156330" table:style-name="ce48">
            <text:p>1.156.330</text:p>
          </table:table-cell>
          <table:table-cell office:value-type="percentage" office:value="0.90654865036494636" table:style-name="ce49">
            <text:p>90,7%</text:p>
          </table:table-cell>
          <table:table-cell office:value-type="float" office:value="819539" table:style-name="ce48">
            <text:p>819.539</text:p>
          </table:table-cell>
          <table:table-cell office:value-type="percentage" office:value="0.84783287883239467" table:style-name="ce49">
            <text:p>84,8%</text:p>
          </table:table-cell>
          <table:table-cell office:value-type="float" office:value="684450" table:style-name="ce48">
            <text:p>684.450</text:p>
          </table:table-cell>
          <table:table-cell office:value-type="percentage" office:value="0.8255844950057234" table:style-name="ce49">
            <text:p>82,6%</text:p>
          </table:table-cell>
          <table:table-cell office:value-type="float" office:value="611760" table:style-name="ce48">
            <text:p>611.760</text:p>
          </table:table-cell>
          <table:table-cell office:value-type="percentage" office:value="0.91122090433938119" table:style-name="ce49">
            <text:p>91,1%</text:p>
          </table:table-cell>
          <table:table-cell office:value-type="float" office:value="6188796" table:style-name="ce48">
            <text:p>6.188.79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247688507366254" table:style-name="ce49">
            <text:p>91,2%</text:p>
          </table:table-cell>
          <table:table-cell office:value-type="percentage" office:value="0.80675164800326626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511" table:style-name="ce48">
            <text:p>295.511</text:p>
          </table:table-cell>
          <table:table-cell office:value-type="percentage" office:value="1" table:style-name="ce49">
            <text:p>100,0%</text:p>
          </table:table-cell>
          <table:table-cell office:value-type="float" office:value="435668" table:style-name="ce48">
            <text:p>435.668</text:p>
          </table:table-cell>
          <table:table-cell office:value-type="percentage" office:value="0.99065888088481413" table:style-name="ce49">
            <text:p>99,1%</text:p>
          </table:table-cell>
          <table:table-cell office:value-type="float" office:value="579642" table:style-name="ce48">
            <text:p>579.642</text:p>
          </table:table-cell>
          <table:table-cell office:value-type="percentage" office:value="0.97069698898080847" table:style-name="ce49">
            <text:p>97,1%</text:p>
          </table:table-cell>
          <table:table-cell office:value-type="float" office:value="733594" table:style-name="ce48">
            <text:p>733.594</text:p>
          </table:table-cell>
          <table:table-cell office:value-type="percentage" office:value="0.96234795932288775" table:style-name="ce49">
            <text:p>96,2%</text:p>
          </table:table-cell>
          <table:table-cell office:value-type="float" office:value="769775" table:style-name="ce48">
            <text:p>769.775</text:p>
          </table:table-cell>
          <table:table-cell office:value-type="percentage" office:value="0.91561073028809725" table:style-name="ce49">
            <text:p>91,6%</text:p>
          </table:table-cell>
          <table:table-cell office:value-type="float" office:value="530232" table:style-name="ce48">
            <text:p>530.232</text:p>
          </table:table-cell>
          <table:table-cell office:value-type="percentage" office:value="0.86368115767338138" table:style-name="ce49">
            <text:p>86,4%</text:p>
          </table:table-cell>
          <table:table-cell office:value-type="float" office:value="446999" table:style-name="ce48">
            <text:p>446.999</text:p>
          </table:table-cell>
          <table:table-cell office:value-type="percentage" office:value="0.87172881567477223" table:style-name="ce49">
            <text:p>87,2%</text:p>
          </table:table-cell>
          <table:table-cell office:value-type="float" office:value="429354" table:style-name="ce48">
            <text:p>429.354</text:p>
          </table:table-cell>
          <table:table-cell office:value-type="percentage" office:value="0.99210895419958456" table:style-name="ce49">
            <text:p>99,2%</text:p>
          </table:table-cell>
          <table:table-cell office:value-type="float" office:value="4220775" table:style-name="ce48">
            <text:p>4.220.77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61499777605917" table:style-name="ce49">
            <text:p>94,0%</text:p>
          </table:table-cell>
          <table:table-cell office:value-type="percentage" office:value="0.83628638143705869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5" table:style-name="ce48">
            <text:p>77.685</text:p>
          </table:table-cell>
          <table:table-cell office:value-type="percentage" office:value="1" table:style-name="ce49">
            <text:p>100,0%</text:p>
          </table:table-cell>
          <table:table-cell office:value-type="float" office:value="95772" table:style-name="ce48">
            <text:p>95.77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89" table:style-name="ce48">
            <text:p>132.889</text:p>
          </table:table-cell>
          <table:table-cell office:value-type="percentage" office:value="1.0168649806787313" table:style-name="ce49">
            <text:p>101,7%</text:p>
          </table:table-cell>
          <table:table-cell office:value-type="float" office:value="161598" table:style-name="ce48">
            <text:p>161.598</text:p>
          </table:table-cell>
          <table:table-cell office:value-type="percentage" office:value="0.96216203342601803" table:style-name="ce49">
            <text:p>96,2%</text:p>
          </table:table-cell>
          <table:table-cell office:value-type="float" office:value="146241" table:style-name="ce48">
            <text:p>146.241</text:p>
          </table:table-cell>
          <table:table-cell office:value-type="percentage" office:value="0.9283021023765996" table:style-name="ce49">
            <text:p>92,8%</text:p>
          </table:table-cell>
          <table:table-cell office:value-type="float" office:value="113365" table:style-name="ce48">
            <text:p>113.365</text:p>
          </table:table-cell>
          <table:table-cell office:value-type="percentage" office:value="0.8730996133762573" table:style-name="ce49">
            <text:p>87,3%</text:p>
          </table:table-cell>
          <table:table-cell office:value-type="float" office:value="93574" table:style-name="ce48">
            <text:p>93.574</text:p>
          </table:table-cell>
          <table:table-cell office:value-type="percentage" office:value="0.83172453024727566" table:style-name="ce49">
            <text:p>83,2%</text:p>
          </table:table-cell>
          <table:table-cell office:value-type="float" office:value="86510" table:style-name="ce48">
            <text:p>86.510</text:p>
          </table:table-cell>
          <table:table-cell office:value-type="percentage" office:value="1.0093455763105392" table:style-name="ce49">
            <text:p>100,9%</text:p>
          </table:table-cell>
          <table:table-cell office:value-type="float" office:value="907634" table:style-name="ce48">
            <text:p>907.63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51484908778916" table:style-name="ce49">
            <text:p>95,6%</text:p>
          </table:table-cell>
          <table:table-cell office:value-type="percentage" office:value="0.85787793750277652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66" table:style-name="ce48">
            <text:p>241.766</text:p>
          </table:table-cell>
          <table:table-cell office:value-type="percentage" office:value="1" table:style-name="ce49">
            <text:p>100,0%</text:p>
          </table:table-cell>
          <table:table-cell office:value-type="float" office:value="291546" table:style-name="ce48">
            <text:p>291.546</text:p>
          </table:table-cell>
          <table:table-cell office:value-type="percentage" office:value="0.99848281955827101" table:style-name="ce49">
            <text:p>99,8%</text:p>
          </table:table-cell>
          <table:table-cell office:value-type="float" office:value="348191" table:style-name="ce48">
            <text:p>348.191</text:p>
          </table:table-cell>
          <table:table-cell office:value-type="percentage" office:value="0.98479774638964157" table:style-name="ce49">
            <text:p>98,5%</text:p>
          </table:table-cell>
          <table:table-cell office:value-type="float" office:value="393042" table:style-name="ce48">
            <text:p>393.042</text:p>
          </table:table-cell>
          <table:table-cell office:value-type="percentage" office:value="0.96051319648093847" table:style-name="ce49">
            <text:p>96,1%</text:p>
          </table:table-cell>
          <table:table-cell office:value-type="float" office:value="411430" table:style-name="ce48">
            <text:p>411.430</text:p>
          </table:table-cell>
          <table:table-cell office:value-type="percentage" office:value="0.92907774192310033" table:style-name="ce49">
            <text:p>92,9%</text:p>
          </table:table-cell>
          <table:table-cell office:value-type="float" office:value="267461" table:style-name="ce48">
            <text:p>267.461</text:p>
          </table:table-cell>
          <table:table-cell office:value-type="percentage" office:value="0.86669712700665591" table:style-name="ce49">
            <text:p>86,7%</text:p>
          </table:table-cell>
          <table:table-cell office:value-type="float" office:value="202592" table:style-name="ce48">
            <text:p>202.592</text:p>
          </table:table-cell>
          <table:table-cell office:value-type="percentage" office:value="0.87945060383222928" table:style-name="ce49">
            <text:p>87,9%</text:p>
          </table:table-cell>
          <table:table-cell office:value-type="float" office:value="192820" table:style-name="ce48">
            <text:p>192.820</text:p>
          </table:table-cell>
          <table:table-cell office:value-type="percentage" office:value="1.0516842656427263" table:style-name="ce49">
            <text:p>105,2%</text:p>
          </table:table-cell>
          <table:table-cell office:value-type="float" office:value="2348848" table:style-name="ce48">
            <text:p>2.348.84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32188400681239" table:style-name="ce49">
            <text:p>95,6%</text:p>
          </table:table-cell>
          <table:table-cell office:value-type="percentage" office:value="0.87095142676192749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7" table:style-name="ce48">
            <text:p>25.117</text:p>
          </table:table-cell>
          <table:table-cell office:value-type="percentage" office:value="1" table:style-name="ce49">
            <text:p>100,0%</text:p>
          </table:table-cell>
          <table:table-cell office:value-type="float" office:value="30716" table:style-name="ce48">
            <text:p>30.716</text:p>
          </table:table-cell>
          <table:table-cell office:value-type="percentage" office:value="1" table:style-name="ce49">
            <text:p>100,0%</text:p>
          </table:table-cell>
          <table:table-cell office:value-type="float" office:value="39710" table:style-name="ce48">
            <text:p>39.710</text:p>
          </table:table-cell>
          <table:table-cell office:value-type="percentage" office:value="1.0283834878541462" table:style-name="ce49">
            <text:p>102,8%</text:p>
          </table:table-cell>
          <table:table-cell office:value-type="float" office:value="46314" table:style-name="ce48">
            <text:p>46.314</text:p>
          </table:table-cell>
          <table:table-cell office:value-type="percentage" office:value="0.97503157894736847" table:style-name="ce49">
            <text:p>97,5%</text:p>
          </table:table-cell>
          <table:table-cell office:value-type="float" office:value="48647" table:style-name="ce48">
            <text:p>48.647</text:p>
          </table:table-cell>
          <table:table-cell office:value-type="percentage" office:value="0.94051117469646583" table:style-name="ce49">
            <text:p>94,1%</text:p>
          </table:table-cell>
          <table:table-cell office:value-type="float" office:value="32455" table:style-name="ce48">
            <text:p>32.455</text:p>
          </table:table-cell>
          <table:table-cell office:value-type="percentage" office:value="0.87630953666702671" table:style-name="ce49">
            <text:p>87,6%</text:p>
          </table:table-cell>
          <table:table-cell office:value-type="float" office:value="25508" table:style-name="ce48">
            <text:p>25.508</text:p>
          </table:table-cell>
          <table:table-cell office:value-type="percentage" office:value="0.84558774779553136" table:style-name="ce49">
            <text:p>84,6%</text:p>
          </table:table-cell>
          <table:table-cell office:value-type="float" office:value="25648" table:style-name="ce48">
            <text:p>25.648</text:p>
          </table:table-cell>
          <table:table-cell office:value-type="percentage" office:value="0.98703097941119877" table:style-name="ce49">
            <text:p>98,7%</text:p>
          </table:table-cell>
          <table:table-cell office:value-type="float" office:value="274115" table:style-name="ce48">
            <text:p>274.11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83819041562603" table:style-name="ce49">
            <text:p>97,4%</text:p>
          </table:table-cell>
          <table:table-cell office:value-type="percentage" office:value="0.86696966246647433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032" table:style-name="ce48">
            <text:p>372.032</text:p>
          </table:table-cell>
          <table:table-cell office:value-type="percentage" office:value="1" table:style-name="ce49">
            <text:p>100,0%</text:p>
          </table:table-cell>
          <table:table-cell office:value-type="float" office:value="511163" table:style-name="ce48">
            <text:p>511.163</text:p>
          </table:table-cell>
          <table:table-cell office:value-type="percentage" office:value="0.96985674983398162" table:style-name="ce49">
            <text:p>97,0%</text:p>
          </table:table-cell>
          <table:table-cell office:value-type="float" office:value="691074" table:style-name="ce48">
            <text:p>691.074</text:p>
          </table:table-cell>
          <table:table-cell office:value-type="percentage" office:value="0.95921483278692166" table:style-name="ce49">
            <text:p>95,9%</text:p>
          </table:table-cell>
          <table:table-cell office:value-type="float" office:value="961518" table:style-name="ce48">
            <text:p>961.518</text:p>
          </table:table-cell>
          <table:table-cell office:value-type="percentage" office:value="0.97146679141083836" table:style-name="ce49">
            <text:p>97,1%</text:p>
          </table:table-cell>
          <table:table-cell office:value-type="float" office:value="1052704" table:style-name="ce48">
            <text:p>1.052.704</text:p>
          </table:table-cell>
          <table:table-cell office:value-type="percentage" office:value="0.91061760347671739" table:style-name="ce49">
            <text:p>91,1%</text:p>
          </table:table-cell>
          <table:table-cell office:value-type="float" office:value="773364" table:style-name="ce48">
            <text:p>773.364</text:p>
          </table:table-cell>
          <table:table-cell office:value-type="percentage" office:value="0.85848826211863538" table:style-name="ce49">
            <text:p>85,8%</text:p>
          </table:table-cell>
          <table:table-cell office:value-type="float" office:value="629244" table:style-name="ce48">
            <text:p>629.244</text:p>
          </table:table-cell>
          <table:table-cell office:value-type="percentage" office:value="0.85546599379789734" table:style-name="ce49">
            <text:p>85,5%</text:p>
          </table:table-cell>
          <table:table-cell office:value-type="float" office:value="537590" table:style-name="ce48">
            <text:p>537.590</text:p>
          </table:table-cell>
          <table:table-cell office:value-type="percentage" office:value="0.94191751060027329" table:style-name="ce49">
            <text:p>94,2%</text:p>
          </table:table-cell>
          <table:table-cell office:value-type="float" office:value="5528689" table:style-name="ce48">
            <text:p>5.528.68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93773007388491" table:style-name="ce49">
            <text:p>92,6%</text:p>
          </table:table-cell>
          <table:table-cell office:value-type="percentage" office:value="0.8183584602805162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7" table:style-name="ce48">
            <text:p>75.957</text:p>
          </table:table-cell>
          <table:table-cell office:value-type="percentage" office:value="1" table:style-name="ce49">
            <text:p>100,0%</text:p>
          </table:table-cell>
          <table:table-cell office:value-type="float" office:value="108317" table:style-name="ce48">
            <text:p>108.317</text:p>
          </table:table-cell>
          <table:table-cell office:value-type="percentage" office:value="1" table:style-name="ce49">
            <text:p>100,0%</text:p>
          </table:table-cell>
          <table:table-cell office:value-type="float" office:value="154000" table:style-name="ce48">
            <text:p>154.000</text:p>
          </table:table-cell>
          <table:table-cell office:value-type="percentage" office:value="1.0029894295334796" table:style-name="ce49">
            <text:p>100,3%</text:p>
          </table:table-cell>
          <table:table-cell office:value-type="float" office:value="211989" table:style-name="ce48">
            <text:p>211.989</text:p>
          </table:table-cell>
          <table:table-cell office:value-type="percentage" office:value="0.9719673732135734" table:style-name="ce49">
            <text:p>97,2%</text:p>
          </table:table-cell>
          <table:table-cell office:value-type="float" office:value="235901" table:style-name="ce48">
            <text:p>235.901</text:p>
          </table:table-cell>
          <table:table-cell office:value-type="percentage" office:value="0.9343798025888429" table:style-name="ce49">
            <text:p>93,4%</text:p>
          </table:table-cell>
          <table:table-cell office:value-type="float" office:value="171913" table:style-name="ce48">
            <text:p>171.913</text:p>
          </table:table-cell>
          <table:table-cell office:value-type="percentage" office:value="0.86356329807006438" table:style-name="ce49">
            <text:p>86,4%</text:p>
          </table:table-cell>
          <table:table-cell office:value-type="float" office:value="145613" table:style-name="ce48">
            <text:p>145.613</text:p>
          </table:table-cell>
          <table:table-cell office:value-type="percentage" office:value="0.83714980539154527" table:style-name="ce49">
            <text:p>83,7%</text:p>
          </table:table-cell>
          <table:table-cell office:value-type="float" office:value="133787" table:style-name="ce48">
            <text:p>133.787</text:p>
          </table:table-cell>
          <table:table-cell office:value-type="percentage" office:value="0.92511893566410353" table:style-name="ce49">
            <text:p>92,5%</text:p>
          </table:table-cell>
          <table:table-cell office:value-type="float" office:value="1237477" table:style-name="ce48">
            <text:p>1.237.477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918021514646932" table:style-name="ce49">
            <text:p>93,9%</text:p>
          </table:table-cell>
          <table:table-cell office:value-type="percentage" office:value="0.81785515069963444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7" table:style-name="ce48">
            <text:p>42.317</text:p>
          </table:table-cell>
          <table:table-cell office:value-type="percentage" office:value="1" table:style-name="ce49">
            <text:p>100,0%</text:p>
          </table:table-cell>
          <table:table-cell office:value-type="float" office:value="55903" table:style-name="ce48">
            <text:p>55.903</text:p>
          </table:table-cell>
          <table:table-cell office:value-type="percentage" office:value="0.9869879943502825" table:style-name="ce49">
            <text:p>98,7%</text:p>
          </table:table-cell>
          <table:table-cell office:value-type="float" office:value="72609" table:style-name="ce48">
            <text:p>72.609</text:p>
          </table:table-cell>
          <table:table-cell office:value-type="percentage" office:value="0.95954803753138629" table:style-name="ce49">
            <text:p>96,0%</text:p>
          </table:table-cell>
          <table:table-cell office:value-type="float" office:value="92578" table:style-name="ce48">
            <text:p>92.578</text:p>
          </table:table-cell>
          <table:table-cell office:value-type="percentage" office:value="0.94759360478208354" table:style-name="ce49">
            <text:p>94,8%</text:p>
          </table:table-cell>
          <table:table-cell office:value-type="float" office:value="96429" table:style-name="ce48">
            <text:p>96.429</text:p>
          </table:table-cell>
          <table:table-cell office:value-type="percentage" office:value="0.91209103033398597" table:style-name="ce49">
            <text:p>91,2%</text:p>
          </table:table-cell>
          <table:table-cell office:value-type="float" office:value="65681" table:style-name="ce48">
            <text:p>65.681</text:p>
          </table:table-cell>
          <table:table-cell office:value-type="percentage" office:value="0.85601272009279417" table:style-name="ce49">
            <text:p>85,6%</text:p>
          </table:table-cell>
          <table:table-cell office:value-type="float" office:value="59349" table:style-name="ce48">
            <text:p>59.349</text:p>
          </table:table-cell>
          <table:table-cell office:value-type="percentage" office:value="0.86260573820528474" table:style-name="ce49">
            <text:p>86,3%</text:p>
          </table:table-cell>
          <table:table-cell office:value-type="float" office:value="56088" table:style-name="ce48">
            <text:p>56.088</text:p>
          </table:table-cell>
          <table:table-cell office:value-type="percentage" office:value="0.9750873593991759" table:style-name="ce49">
            <text:p>97,5%</text:p>
          </table:table-cell>
          <table:table-cell office:value-type="float" office:value="540954" table:style-name="ce48">
            <text:p>540.95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239959046768728" table:style-name="ce49">
            <text:p>93,2%</text:p>
          </table:table-cell>
          <table:table-cell office:value-type="percentage" office:value="0.82255106788676113" table:style-name="ce49">
            <text:p>82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207" table:style-name="ce48">
            <text:p>163.207</text:p>
          </table:table-cell>
          <table:table-cell office:value-type="percentage" office:value="1.0230746085277636" table:style-name="ce49">
            <text:p>102,3%</text:p>
          </table:table-cell>
          <table:table-cell office:value-type="float" office:value="213833" table:style-name="ce48">
            <text:p>213.833</text:p>
          </table:table-cell>
          <table:table-cell office:value-type="percentage" office:value="0.98829298503461727" table:style-name="ce49">
            <text:p>98,8%</text:p>
          </table:table-cell>
          <table:table-cell office:value-type="float" office:value="277116" table:style-name="ce48">
            <text:p>277.116</text:p>
          </table:table-cell>
          <table:table-cell office:value-type="percentage" office:value="0.9752008530315347" table:style-name="ce49">
            <text:p>97,5%</text:p>
          </table:table-cell>
          <table:table-cell office:value-type="float" office:value="326137" table:style-name="ce48">
            <text:p>326.137</text:p>
          </table:table-cell>
          <table:table-cell office:value-type="percentage" office:value="0.96642634687243489" table:style-name="ce49">
            <text:p>96,6%</text:p>
          </table:table-cell>
          <table:table-cell office:value-type="float" office:value="324542" table:style-name="ce48">
            <text:p>324.542</text:p>
          </table:table-cell>
          <table:table-cell office:value-type="percentage" office:value="0.93242047439551345" table:style-name="ce49">
            <text:p>93,2%</text:p>
          </table:table-cell>
          <table:table-cell office:value-type="float" office:value="209503" table:style-name="ce48">
            <text:p>209.503</text:p>
          </table:table-cell>
          <table:table-cell office:value-type="percentage" office:value="0.88161676520714538" table:style-name="ce49">
            <text:p>88,2%</text:p>
          </table:table-cell>
          <table:table-cell office:value-type="float" office:value="173216" table:style-name="ce48">
            <text:p>173.216</text:p>
          </table:table-cell>
          <table:table-cell office:value-type="percentage" office:value="0.86949275907938661" table:style-name="ce49">
            <text:p>86,9%</text:p>
          </table:table-cell>
          <table:table-cell office:value-type="float" office:value="166679" table:style-name="ce48">
            <text:p>166.679</text:p>
          </table:table-cell>
          <table:table-cell office:value-type="percentage" office:value="0.96448266084933776" table:style-name="ce49">
            <text:p>96,4%</text:p>
          </table:table-cell>
          <table:table-cell office:value-type="float" office:value="1854233" table:style-name="ce48">
            <text:p>1.854.23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833405191041775" table:style-name="ce49">
            <text:p>94,8%</text:p>
          </table:table-cell>
          <table:table-cell office:value-type="percentage" office:value="0.84826671570807188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4" table:style-name="ce48">
            <text:p>2.394</text:p>
          </table:table-cell>
          <table:table-cell office:value-type="percentage" office:value="0.84384913641170245" table:style-name="ce49">
            <text:p>84,4%</text:p>
          </table:table-cell>
          <table:table-cell office:value-type="float" office:value="3903" table:style-name="ce48">
            <text:p>3.903</text:p>
          </table:table-cell>
          <table:table-cell office:value-type="percentage" office:value="0.88623978201634879" table:style-name="ce49">
            <text:p>88,6%</text:p>
          </table:table-cell>
          <table:table-cell office:value-type="float" office:value="7654" table:style-name="ce48">
            <text:p>7.654</text:p>
          </table:table-cell>
          <table:table-cell office:value-type="percentage" office:value="0.91895785808620478" table:style-name="ce49">
            <text:p>91,9%</text:p>
          </table:table-cell>
          <table:table-cell office:value-type="float" office:value="10619" table:style-name="ce48">
            <text:p>10.619</text:p>
          </table:table-cell>
          <table:table-cell office:value-type="percentage" office:value="0.91883706844336765" table:style-name="ce49">
            <text:p>91,9%</text:p>
          </table:table-cell>
          <table:table-cell office:value-type="float" office:value="11203" table:style-name="ce48">
            <text:p>11.203</text:p>
          </table:table-cell>
          <table:table-cell office:value-type="percentage" office:value="0.90661163712875292" table:style-name="ce49">
            <text:p>90,7%</text:p>
          </table:table-cell>
          <table:table-cell office:value-type="float" office:value="9379" table:style-name="ce48">
            <text:p>9.379</text:p>
          </table:table-cell>
          <table:table-cell office:value-type="percentage" office:value="0.82279147293622246" table:style-name="ce49">
            <text:p>82,3%</text:p>
          </table:table-cell>
          <table:table-cell office:value-type="float" office:value="9214" table:style-name="ce48">
            <text:p>9.214</text:p>
          </table:table-cell>
          <table:table-cell office:value-type="percentage" office:value="0.84804417855499314" table:style-name="ce49">
            <text:p>84,8%</text:p>
          </table:table-cell>
          <table:table-cell office:value-type="float" office:value="9213" table:style-name="ce48">
            <text:p>9.213</text:p>
          </table:table-cell>
          <table:table-cell office:value-type="percentage" office:value="0.99267320331860787" table:style-name="ce49">
            <text:p>99,3%</text:p>
          </table:table-cell>
          <table:table-cell office:value-type="float" office:value="63579" table:style-name="ce48">
            <text:p>63.579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511326359655918" table:style-name="ce49">
            <text:p>89,5%</text:p>
          </table:table-cell>
          <table:table-cell office:value-type="percentage" office:value="0.761270160566112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6" table:style-name="ce48">
            <text:p>2.056</text:p>
          </table:table-cell>
          <table:table-cell office:value-type="percentage" office:value="0.81879729191557149" table:style-name="ce49">
            <text:p>81,9%</text:p>
          </table:table-cell>
          <table:table-cell office:value-type="float" office:value="3371" table:style-name="ce48">
            <text:p>3.371</text:p>
          </table:table-cell>
          <table:table-cell office:value-type="percentage" office:value="0.88640546936628972" table:style-name="ce49">
            <text:p>88,6%</text:p>
          </table:table-cell>
          <table:table-cell office:value-type="float" office:value="7423" table:style-name="ce48">
            <text:p>7.423</text:p>
          </table:table-cell>
          <table:table-cell office:value-type="percentage" office:value="0.9272954403497814" table:style-name="ce49">
            <text:p>92,7%</text:p>
          </table:table-cell>
          <table:table-cell office:value-type="float" office:value="10078" table:style-name="ce48">
            <text:p>10.078</text:p>
          </table:table-cell>
          <table:table-cell office:value-type="percentage" office:value="0.9330617535413388" table:style-name="ce49">
            <text:p>93,3%</text:p>
          </table:table-cell>
          <table:table-cell office:value-type="float" office:value="10596" table:style-name="ce48">
            <text:p>10.596</text:p>
          </table:table-cell>
          <table:table-cell office:value-type="percentage" office:value="0.97006316945893989" table:style-name="ce49">
            <text:p>97,0%</text:p>
          </table:table-cell>
          <table:table-cell office:value-type="float" office:value="9164" table:style-name="ce48">
            <text:p>9.164</text:p>
          </table:table-cell>
          <table:table-cell office:value-type="percentage" office:value="0.83674214755295839" table:style-name="ce49">
            <text:p>83,7%</text:p>
          </table:table-cell>
          <table:table-cell office:value-type="float" office:value="9734" table:style-name="ce48">
            <text:p>9.734</text:p>
          </table:table-cell>
          <table:table-cell office:value-type="percentage" office:value="0.832606278333761" table:style-name="ce49">
            <text:p>83,3%</text:p>
          </table:table-cell>
          <table:table-cell office:value-type="float" office:value="8981" table:style-name="ce48">
            <text:p>8.981</text:p>
          </table:table-cell>
          <table:table-cell office:value-type="percentage" office:value="0.93747390396659702" table:style-name="ce49">
            <text:p>93,7%</text:p>
          </table:table-cell>
          <table:table-cell office:value-type="float" office:value="61403" table:style-name="ce48">
            <text:p>61.40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946679166788734" table:style-name="ce49">
            <text:p>89,9%</text:p>
          </table:table-cell>
          <table:table-cell office:value-type="percentage" office:value="0.73079669610340148" table:style-name="ce49">
            <text:p>73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56" table:style-name="ce48">
            <text:p>9.856</text:p>
          </table:table-cell>
          <table:table-cell office:value-type="string" table:style-name="ce49">
            <text:p>-</text:p>
          </table:table-cell>
          <table:table-cell office:value-type="float" office:value="22758" table:style-name="ce48">
            <text:p>22.758</text:p>
          </table:table-cell>
          <table:table-cell office:value-type="string" table:style-name="ce49">
            <text:p>-</text:p>
          </table:table-cell>
          <table:table-cell office:value-type="float" office:value="32593" table:style-name="ce48">
            <text:p>32.593</text:p>
          </table:table-cell>
          <table:table-cell office:value-type="string" table:style-name="ce49">
            <text:p>-</text:p>
          </table:table-cell>
          <table:table-cell office:value-type="float" office:value="24590" table:style-name="ce48">
            <text:p>24.590</text:p>
          </table:table-cell>
          <table:table-cell office:value-type="string" table:style-name="ce49">
            <text:p>-</text:p>
          </table:table-cell>
          <table:table-cell office:value-type="float" office:value="1326" table:style-name="ce48">
            <text:p>1.326</text:p>
          </table:table-cell>
          <table:table-cell office:value-type="string" table:style-name="ce49">
            <text:p>-</text:p>
          </table:table-cell>
          <table:table-cell office:value-type="float" office:value="94869" table:style-name="ce48">
            <text:p>94.86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1" table:style-name="ce51">
            <text:p>31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2" table:style-name="ce51">
            <text:p>1.972</text:p>
          </table:table-cell>
          <table:table-cell office:value-type="string" table:style-name="ce52">
            <text:p>-</text:p>
          </table:table-cell>
          <table:table-cell office:value-type="float" office:value="2446" table:style-name="ce51">
            <text:p>2.446</text:p>
          </table:table-cell>
          <table:table-cell office:value-type="string" table:style-name="ce52">
            <text:p>-</text:p>
          </table:table-cell>
          <table:table-cell office:value-type="float" office:value="2139" table:style-name="ce51">
            <text:p>2.139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7" table:style-name="ce51">
            <text:p>8.12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818" table:style-name="ce55">
            <text:p>2.925.818</text:p>
          </table:table-cell>
          <table:table-cell office:value-type="percentage" office:value="1" table:style-name="ce56">
            <text:p>100,0%</text:p>
          </table:table-cell>
          <table:table-cell office:value-type="float" office:value="3953009" table:style-name="ce55">
            <text:p>3.953.009</text:p>
          </table:table-cell>
          <table:table-cell office:value-type="percentage" office:value="0.98903630853359004" table:style-name="ce56">
            <text:p>98,9%</text:p>
          </table:table-cell>
          <table:table-cell office:value-type="float" office:value="5318711" table:style-name="ce55">
            <text:p>5.318.711</text:p>
          </table:table-cell>
          <table:table-cell office:value-type="percentage" office:value="0.96569341607869763" table:style-name="ce56">
            <text:p>96,6%</text:p>
          </table:table-cell>
          <table:table-cell office:value-type="float" office:value="6771950" table:style-name="ce55">
            <text:p>6.771.950</text:p>
          </table:table-cell>
          <table:table-cell office:value-type="percentage" office:value="0.9498207080957245" table:style-name="ce56">
            <text:p>95,0%</text:p>
          </table:table-cell>
          <table:table-cell office:value-type="float" office:value="7100260" table:style-name="ce55">
            <text:p>7.100.260</text:p>
          </table:table-cell>
          <table:table-cell office:value-type="percentage" office:value="0.90833240371261514" table:style-name="ce56">
            <text:p>90,8%</text:p>
          </table:table-cell>
          <table:table-cell office:value-type="float" office:value="5063870" table:style-name="ce55">
            <text:p>5.063.870</text:p>
          </table:table-cell>
          <table:table-cell office:value-type="percentage" office:value="0.85221355700586665" table:style-name="ce56">
            <text:p>85,2%</text:p>
          </table:table-cell>
          <table:table-cell office:value-type="float" office:value="4171942" table:style-name="ce55">
            <text:p>4.171.942</text:p>
          </table:table-cell>
          <table:table-cell office:value-type="percentage" office:value="0.84716276736915952" table:style-name="ce56">
            <text:p>84,7%</text:p>
          </table:table-cell>
          <table:table-cell office:value-type="float" office:value="3820135" table:style-name="ce55">
            <text:p>3.820.135</text:p>
          </table:table-cell>
          <table:table-cell office:value-type="percentage" office:value="0.95887837283588551" table:style-name="ce56">
            <text:p>95,9%</text:p>
          </table:table-cell>
          <table:table-cell office:value-type="float" office:value="39125695" table:style-name="ce55">
            <text:p>39.125.69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47811765371857" table:style-name="ce56">
            <text:p>92,7%</text:p>
          </table:table-cell>
          <table:table-cell office:value-type="percentage" office:value="0.8254592947987579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47619368307632" table:style-name="ce62">
            <text:p>92,1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43220974503971" table:style-name="ce62">
            <text:p>93,4%</text:p>
          </table:table-cell>
          <table:table-cell office:value-type="float" office:value="889145" table:style-name="ce61">
            <text:p>889.145</text:p>
          </table:table-cell>
          <table:table-cell office:value-type="percentage" office:value="0.72583502313476944" table:style-name="ce62">
            <text:p>72,6%</text:p>
          </table:table-cell>
          <table:table-cell office:value-type="float" office:value="719861" table:style-name="ce61">
            <text:p>719.861</text:p>
          </table:table-cell>
          <table:table-cell office:value-type="percentage" office:value="0.56589909643053116" table:style-name="ce62">
            <text:p>56,6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08773484728134" table:style-name="ce62">
            <text:p>41,8%</text:p>
          </table:table-cell>
          <table:table-cell office:value-type="float" office:value="283621" table:style-name="ce61">
            <text:p>283.621</text:p>
          </table:table-cell>
          <table:table-cell office:value-type="percentage" office:value="0.35540988783362637" table:style-name="ce62">
            <text:p>35,5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386653057833583" table:style-name="ce46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2141" table:style-name="ce7">
            <text:p>202.141</text:p>
          </table:table-cell>
          <table:table-cell office:value-type="percentage" office:value="0.91962530936089681" table:style-name="ce49">
            <text:p>92,0%</text:p>
          </table:table-cell>
          <table:table-cell office:value-type="float" office:value="145628" table:style-name="ce7">
            <text:p>145.628</text:p>
          </table:table-cell>
          <table:table-cell office:value-type="percentage" office:value="0.93606299212598421" table:style-name="ce49">
            <text:p>93,6%</text:p>
          </table:table-cell>
          <table:table-cell office:value-type="float" office:value="143291" table:style-name="ce7">
            <text:p>143.291</text:p>
          </table:table-cell>
          <table:table-cell office:value-type="percentage" office:value="0.76012413134581724" table:style-name="ce49">
            <text:p>76,0%</text:p>
          </table:table-cell>
          <table:table-cell office:value-type="float" office:value="114007" table:style-name="ce7">
            <text:p>114.007</text:p>
          </table:table-cell>
          <table:table-cell office:value-type="percentage" office:value="0.59617737802646031" table:style-name="ce49">
            <text:p>59,6%</text:p>
          </table:table-cell>
          <table:table-cell office:value-type="float" office:value="58676" table:style-name="ce7">
            <text:p>58.676</text:p>
          </table:table-cell>
          <table:table-cell office:value-type="percentage" office:value="0.45061899056922555" table:style-name="ce49">
            <text:p>45,1%</text:p>
          </table:table-cell>
          <table:table-cell office:value-type="float" office:value="44624" table:style-name="ce7">
            <text:p>44.624</text:p>
          </table:table-cell>
          <table:table-cell office:value-type="percentage" office:value="0.4110651547113498" table:style-name="ce49">
            <text:p>41,1%</text:p>
          </table:table-cell>
          <table:table-cell office:value-type="float" office:value="10031" table:style-name="ce7">
            <text:p>10.031</text:p>
          </table:table-cell>
          <table:table-cell office:value-type="percentage" office:value="0.44359439260602307" table:style-name="ce49">
            <text:p>4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185" table:style-name="ce7">
            <text:p>192.185</text:p>
          </table:table-cell>
          <table:table-cell office:value-type="percentage" office:value="0.94523411371237454" table:style-name="ce49">
            <text:p>94,5%</text:p>
          </table:table-cell>
          <table:table-cell office:value-type="float" office:value="142875" table:style-name="ce7">
            <text:p>142.875</text:p>
          </table:table-cell>
          <table:table-cell office:value-type="percentage" office:value="0.95535971006546261" table:style-name="ce49">
            <text:p>95,5%</text:p>
          </table:table-cell>
          <table:table-cell office:value-type="float" office:value="145604" table:style-name="ce7">
            <text:p>145.604</text:p>
          </table:table-cell>
          <table:table-cell office:value-type="percentage" office:value="0.93938670572068206" table:style-name="ce49">
            <text:p>93,9%</text:p>
          </table:table-cell>
          <table:table-cell office:value-type="float" office:value="128569" table:style-name="ce7">
            <text:p>128.569</text:p>
          </table:table-cell>
          <table:table-cell office:value-type="percentage" office:value="0.84358432628208491" table:style-name="ce49">
            <text:p>84,4%</text:p>
          </table:table-cell>
          <table:table-cell office:value-type="float" office:value="63379" table:style-name="ce7">
            <text:p>63.379</text:p>
          </table:table-cell>
          <table:table-cell office:value-type="percentage" office:value="0.68935924906731638" table:style-name="ce49">
            <text:p>68,9%</text:p>
          </table:table-cell>
          <table:table-cell office:value-type="float" office:value="44828" table:style-name="ce7">
            <text:p>44.828</text:p>
          </table:table-cell>
          <table:table-cell office:value-type="percentage" office:value="0.66471922774655612" table:style-name="ce49">
            <text:p>66,5%</text:p>
          </table:table-cell>
          <table:table-cell office:value-type="float" office:value="10179" table:style-name="ce7">
            <text:p>10.179</text:p>
          </table:table-cell>
          <table:table-cell office:value-type="percentage" office:value="0.70726792662590332" table:style-name="ce49">
            <text:p>70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377" table:style-name="ce7">
            <text:p>120.377</text:p>
          </table:table-cell>
          <table:table-cell office:value-type="percentage" office:value="0.9167669413431222" table:style-name="ce49">
            <text:p>91,7%</text:p>
          </table:table-cell>
          <table:table-cell office:value-type="float" office:value="99558" table:style-name="ce7">
            <text:p>99.558</text:p>
          </table:table-cell>
          <table:table-cell office:value-type="percentage" office:value="0.88738947518539646" table:style-name="ce49">
            <text:p>88,7%</text:p>
          </table:table-cell>
          <table:table-cell office:value-type="float" office:value="111292" table:style-name="ce7">
            <text:p>111.292</text:p>
          </table:table-cell>
          <table:table-cell office:value-type="percentage" office:value="0.72671472600950737" table:style-name="ce49">
            <text:p>72,7%</text:p>
          </table:table-cell>
          <table:table-cell office:value-type="float" office:value="85986" table:style-name="ce7">
            <text:p>85.986</text:p>
          </table:table-cell>
          <table:table-cell office:value-type="percentage" office:value="0.49722434251613351" table:style-name="ce49">
            <text:p>49,7%</text:p>
          </table:table-cell>
          <table:table-cell office:value-type="float" office:value="40225" table:style-name="ce7">
            <text:p>40.225</text:p>
          </table:table-cell>
          <table:table-cell office:value-type="percentage" office:value="0.30099521101466625" table:style-name="ce49">
            <text:p>30,1%</text:p>
          </table:table-cell>
          <table:table-cell office:value-type="float" office:value="27315" table:style-name="ce7">
            <text:p>27.315</text:p>
          </table:table-cell>
          <table:table-cell office:value-type="percentage" office:value="0.26530751000427366" table:style-name="ce49">
            <text:p>26,5%</text:p>
          </table:table-cell>
          <table:table-cell office:value-type="float" office:value="3365" table:style-name="ce7">
            <text:p>3.365</text:p>
          </table:table-cell>
          <table:table-cell office:value-type="percentage" office:value="0.16897659937732248" table:style-name="ce49">
            <text:p>16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896" table:style-name="ce7">
            <text:p>224.896</text:p>
          </table:table-cell>
          <table:table-cell office:value-type="percentage" office:value="0.91795784420970139" table:style-name="ce49">
            <text:p>91,8%</text:p>
          </table:table-cell>
          <table:table-cell office:value-type="float" office:value="200638" table:style-name="ce7">
            <text:p>200.638</text:p>
          </table:table-cell>
          <table:table-cell office:value-type="percentage" office:value="0.88908485031107642" table:style-name="ce49">
            <text:p>88,9%</text:p>
          </table:table-cell>
          <table:table-cell office:value-type="float" office:value="247235" table:style-name="ce7">
            <text:p>247.235</text:p>
          </table:table-cell>
          <table:table-cell office:value-type="percentage" office:value="0.76113526094130979" table:style-name="ce49">
            <text:p>76,1%</text:p>
          </table:table-cell>
          <table:table-cell office:value-type="float" office:value="193738" table:style-name="ce7">
            <text:p>193.738</text:p>
          </table:table-cell>
          <table:table-cell office:value-type="percentage" office:value="0.60057224517884988" table:style-name="ce49">
            <text:p>60,1%</text:p>
          </table:table-cell>
          <table:table-cell office:value-type="float" office:value="88463" table:style-name="ce7">
            <text:p>88.463</text:p>
          </table:table-cell>
          <table:table-cell office:value-type="percentage" office:value="0.37787906229709872" table:style-name="ce49">
            <text:p>37,8%</text:p>
          </table:table-cell>
          <table:table-cell office:value-type="float" office:value="52655" table:style-name="ce7">
            <text:p>52.655</text:p>
          </table:table-cell>
          <table:table-cell office:value-type="percentage" office:value="0.27401501865623096" table:style-name="ce49">
            <text:p>27,4%</text:p>
          </table:table-cell>
          <table:table-cell office:value-type="float" office:value="5948" table:style-name="ce7">
            <text:p>5.948</text:p>
          </table:table-cell>
          <table:table-cell office:value-type="percentage" office:value="0.14515814135103475" table:style-name="ce49">
            <text:p>14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44" table:style-name="ce7">
            <text:p>92.344</text:p>
          </table:table-cell>
          <table:table-cell office:value-type="percentage" office:value="0.9384076012397744" table:style-name="ce49">
            <text:p>93,8%</text:p>
          </table:table-cell>
          <table:table-cell office:value-type="float" office:value="75860" table:style-name="ce7">
            <text:p>75.860</text:p>
          </table:table-cell>
          <table:table-cell office:value-type="percentage" office:value="0.98268067411946058" table:style-name="ce49">
            <text:p>98,3%</text:p>
          </table:table-cell>
          <table:table-cell office:value-type="float" office:value="71838" table:style-name="ce7">
            <text:p>71.838</text:p>
          </table:table-cell>
          <table:table-cell office:value-type="percentage" office:value="0.84349572017330654" table:style-name="ce49">
            <text:p>84,3%</text:p>
          </table:table-cell>
          <table:table-cell office:value-type="float" office:value="61723" table:style-name="ce7">
            <text:p>61.723</text:p>
          </table:table-cell>
          <table:table-cell office:value-type="percentage" office:value="0.69058381257132628" table:style-name="ce49">
            <text:p>69,1%</text:p>
          </table:table-cell>
          <table:table-cell office:value-type="float" office:value="31103" table:style-name="ce7">
            <text:p>31.103</text:p>
          </table:table-cell>
          <table:table-cell office:value-type="percentage" office:value="0.54727007196523147" table:style-name="ce49">
            <text:p>54,7%</text:p>
          </table:table-cell>
          <table:table-cell office:value-type="float" office:value="19695" table:style-name="ce7">
            <text:p>19.695</text:p>
          </table:table-cell>
          <table:table-cell office:value-type="percentage" office:value="0.45284190195898094" table:style-name="ce49">
            <text:p>45,3%</text:p>
          </table:table-cell>
          <table:table-cell office:value-type="float" office:value="2621" table:style-name="ce7">
            <text:p>2.621</text:p>
          </table:table-cell>
          <table:table-cell office:value-type="percentage" office:value="0.26280958588188108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6317" table:style-name="ce7">
            <text:p>446.317</text:p>
          </table:table-cell>
          <table:table-cell office:value-type="percentage" office:value="0.93179550132989275" table:style-name="ce49">
            <text:p>93,2%</text:p>
          </table:table-cell>
          <table:table-cell office:value-type="float" office:value="298228" table:style-name="ce7">
            <text:p>298.228</text:p>
          </table:table-cell>
          <table:table-cell office:value-type="percentage" office:value="0.92062443469644162" table:style-name="ce49">
            <text:p>92,1%</text:p>
          </table:table-cell>
          <table:table-cell office:value-type="float" office:value="309425" table:style-name="ce7">
            <text:p>309.425</text:p>
          </table:table-cell>
          <table:table-cell office:value-type="percentage" office:value="0.87038156987946724" table:style-name="ce49">
            <text:p>87,0%</text:p>
          </table:table-cell>
          <table:table-cell office:value-type="float" office:value="235910" table:style-name="ce7">
            <text:p>235.910</text:p>
          </table:table-cell>
          <table:table-cell office:value-type="percentage" office:value="0.72808582345207307" table:style-name="ce49">
            <text:p>72,8%</text:p>
          </table:table-cell>
          <table:table-cell office:value-type="float" office:value="127258" table:style-name="ce7">
            <text:p>127.258</text:p>
          </table:table-cell>
          <table:table-cell office:value-type="percentage" office:value="0.58810915728909119" table:style-name="ce49">
            <text:p>58,8%</text:p>
          </table:table-cell>
          <table:table-cell office:value-type="float" office:value="96454" table:style-name="ce7">
            <text:p>96.454</text:p>
          </table:table-cell>
          <table:table-cell office:value-type="percentage" office:value="0.54022537861815578" table:style-name="ce49">
            <text:p>54,0%</text:p>
          </table:table-cell>
          <table:table-cell office:value-type="float" office:value="12428" table:style-name="ce7">
            <text:p>12.428</text:p>
          </table:table-cell>
          <table:table-cell office:value-type="percentage" office:value="0.33227281234125605" table:style-name="ce49">
            <text:p>33,2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666" table:style-name="ce7">
            <text:p>274.666</text:p>
          </table:table-cell>
          <table:table-cell office:value-type="percentage" office:value="0.93005600666391264" table:style-name="ce49">
            <text:p>93,0%</text:p>
          </table:table-cell>
          <table:table-cell office:value-type="float" office:value="211155" table:style-name="ce7">
            <text:p>211.155</text:p>
          </table:table-cell>
          <table:table-cell office:value-type="percentage" office:value="0.94652262590492409" table:style-name="ce49">
            <text:p>94,7%</text:p>
          </table:table-cell>
          <table:table-cell office:value-type="float" office:value="233302" table:style-name="ce7">
            <text:p>233.302</text:p>
          </table:table-cell>
          <table:table-cell office:value-type="percentage" office:value="0.81403349616189813" table:style-name="ce49">
            <text:p>81,4%</text:p>
          </table:table-cell>
          <table:table-cell office:value-type="float" office:value="190329" table:style-name="ce7">
            <text:p>190.329</text:p>
          </table:table-cell>
          <table:table-cell office:value-type="percentage" office:value="0.66290162478449399" table:style-name="ce49">
            <text:p>66,3%</text:p>
          </table:table-cell>
          <table:table-cell office:value-type="float" office:value="102353" table:style-name="ce7">
            <text:p>102.353</text:p>
          </table:table-cell>
          <table:table-cell office:value-type="percentage" office:value="0.49476966210663703" table:style-name="ce49">
            <text:p>49,5%</text:p>
          </table:table-cell>
          <table:table-cell office:value-type="float" office:value="75143" table:style-name="ce7">
            <text:p>75.143</text:p>
          </table:table-cell>
          <table:table-cell office:value-type="percentage" office:value="0.43047089825847845" table:style-name="ce49">
            <text:p>43,0%</text:p>
          </table:table-cell>
          <table:table-cell office:value-type="float" office:value="11027" table:style-name="ce7">
            <text:p>11.027</text:p>
          </table:table-cell>
          <table:table-cell office:value-type="percentage" office:value="0.29919144779683093" table:style-name="ce49">
            <text:p>29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9071" table:style-name="ce7">
            <text:p>979.071</text:p>
          </table:table-cell>
          <table:table-cell office:value-type="percentage" office:value="0.91131390020579861" table:style-name="ce49">
            <text:p>91,1%</text:p>
          </table:table-cell>
          <table:table-cell office:value-type="float" office:value="735569" table:style-name="ce7">
            <text:p>735.569</text:p>
          </table:table-cell>
          <table:table-cell office:value-type="percentage" office:value="0.91670426193223875" table:style-name="ce49">
            <text:p>91,7%</text:p>
          </table:table-cell>
          <table:table-cell office:value-type="float" office:value="797479" table:style-name="ce7">
            <text:p>797.479</text:p>
          </table:table-cell>
          <table:table-cell office:value-type="percentage" office:value="0.76683622447017197" table:style-name="ce49">
            <text:p>76,7%</text:p>
          </table:table-cell>
          <table:table-cell office:value-type="float" office:value="691568" table:style-name="ce7">
            <text:p>691.568</text:p>
          </table:table-cell>
          <table:table-cell office:value-type="percentage" office:value="0.59807148478375549" table:style-name="ce49">
            <text:p>59,8%</text:p>
          </table:table-cell>
          <table:table-cell office:value-type="float" office:value="361539" table:style-name="ce7">
            <text:p>361.539</text:p>
          </table:table-cell>
          <table:table-cell office:value-type="percentage" office:value="0.44114923145817342" table:style-name="ce49">
            <text:p>44,1%</text:p>
          </table:table-cell>
          <table:table-cell office:value-type="float" office:value="248521" table:style-name="ce7">
            <text:p>248.521</text:p>
          </table:table-cell>
          <table:table-cell office:value-type="percentage" office:value="0.36309591642924977" table:style-name="ce49">
            <text:p>36,3%</text:p>
          </table:table-cell>
          <table:table-cell office:value-type="float" office:value="34251" table:style-name="ce7">
            <text:p>34.251</text:p>
          </table:table-cell>
          <table:table-cell office:value-type="percentage" office:value="0.24117535224656203" table:style-name="ce49">
            <text:p>24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4774" table:style-name="ce7">
            <text:p>684.774</text:p>
          </table:table-cell>
          <table:table-cell office:value-type="percentage" office:value="0.93653400877213377" table:style-name="ce49">
            <text:p>93,7%</text:p>
          </table:table-cell>
          <table:table-cell office:value-type="float" office:value="559401" table:style-name="ce7">
            <text:p>559.401</text:p>
          </table:table-cell>
          <table:table-cell office:value-type="percentage" office:value="0.96508017017400394" table:style-name="ce49">
            <text:p>96,5%</text:p>
          </table:table-cell>
          <table:table-cell office:value-type="float" office:value="612240" table:style-name="ce7">
            <text:p>612.240</text:p>
          </table:table-cell>
          <table:table-cell office:value-type="percentage" office:value="0.83457607341390472" table:style-name="ce49">
            <text:p>83,5%</text:p>
          </table:table-cell>
          <table:table-cell office:value-type="float" office:value="536901" table:style-name="ce7">
            <text:p>536.901</text:p>
          </table:table-cell>
          <table:table-cell office:value-type="percentage" office:value="0.69747783443213929" table:style-name="ce49">
            <text:p>69,7%</text:p>
          </table:table-cell>
          <table:table-cell office:value-type="float" office:value="296343" table:style-name="ce7">
            <text:p>296.343</text:p>
          </table:table-cell>
          <table:table-cell office:value-type="percentage" office:value="0.55889308830851403" table:style-name="ce49">
            <text:p>55,9%</text:p>
          </table:table-cell>
          <table:table-cell office:value-type="float" office:value="229175" table:style-name="ce7">
            <text:p>229.175</text:p>
          </table:table-cell>
          <table:table-cell office:value-type="percentage" office:value="0.51269689641363847" table:style-name="ce49">
            <text:p>51,3%</text:p>
          </table:table-cell>
          <table:table-cell office:value-type="float" office:value="48059" table:style-name="ce7">
            <text:p>48.059</text:p>
          </table:table-cell>
          <table:table-cell office:value-type="percentage" office:value="0.50342010160791917" table:style-name="ce49">
            <text:p>50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972" table:style-name="ce7">
            <text:p>154.972</text:p>
          </table:table-cell>
          <table:table-cell office:value-type="percentage" office:value="0.89343180154159241" table:style-name="ce49">
            <text:p>89,3%</text:p>
          </table:table-cell>
          <table:table-cell office:value-type="float" office:value="127497" table:style-name="ce7">
            <text:p>127.497</text:p>
          </table:table-cell>
          <table:table-cell office:value-type="percentage" office:value="0.95942478308964629" table:style-name="ce49">
            <text:p>95,9%</text:p>
          </table:table-cell>
          <table:table-cell office:value-type="float" office:value="135719" table:style-name="ce7">
            <text:p>135.719</text:p>
          </table:table-cell>
          <table:table-cell office:value-type="percentage" office:value="0.83985569128330795" table:style-name="ce49">
            <text:p>84,0%</text:p>
          </table:table-cell>
          <table:table-cell office:value-type="float" office:value="106274" table:style-name="ce7">
            <text:p>106.274</text:p>
          </table:table-cell>
          <table:table-cell office:value-type="percentage" office:value="0.72670454933978845" table:style-name="ce49">
            <text:p>72,7%</text:p>
          </table:table-cell>
          <table:table-cell office:value-type="float" office:value="70846" table:style-name="ce7">
            <text:p>70.846</text:p>
          </table:table-cell>
          <table:table-cell office:value-type="percentage" office:value="0.62493714991399463" table:style-name="ce49">
            <text:p>62,5%</text:p>
          </table:table-cell>
          <table:table-cell office:value-type="float" office:value="49288" table:style-name="ce7">
            <text:p>49.288</text:p>
          </table:table-cell>
          <table:table-cell office:value-type="percentage" office:value="0.52672750977835725" table:style-name="ce49">
            <text:p>52,7%</text:p>
          </table:table-cell>
          <table:table-cell office:value-type="float" office:value="5965" table:style-name="ce7">
            <text:p>5.965</text:p>
          </table:table-cell>
          <table:table-cell office:value-type="percentage" office:value="0.30982184594608631" table:style-name="ce49">
            <text:p>31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873" table:style-name="ce7">
            <text:p>507.873</text:p>
          </table:table-cell>
          <table:table-cell office:value-type="percentage" office:value="0.95229996699867991" table:style-name="ce49">
            <text:p>95,2%</text:p>
          </table:table-cell>
          <table:table-cell office:value-type="float" office:value="338198" table:style-name="ce7">
            <text:p>338.198</text:p>
          </table:table-cell>
          <table:table-cell office:value-type="percentage" office:value="0.97130023464133186" table:style-name="ce49">
            <text:p>97,1%</text:p>
          </table:table-cell>
          <table:table-cell office:value-type="float" office:value="377791" table:style-name="ce7">
            <text:p>377.791</text:p>
          </table:table-cell>
          <table:table-cell office:value-type="percentage" office:value="0.96119753105266104" table:style-name="ce49">
            <text:p>96,1%</text:p>
          </table:table-cell>
          <table:table-cell office:value-type="float" office:value="389177" table:style-name="ce7">
            <text:p>389.177</text:p>
          </table:table-cell>
          <table:table-cell office:value-type="percentage" office:value="0.94591303502418389" table:style-name="ce49">
            <text:p>94,6%</text:p>
          </table:table-cell>
          <table:table-cell office:value-type="float" office:value="203910" table:style-name="ce7">
            <text:p>203.910</text:p>
          </table:table-cell>
          <table:table-cell office:value-type="percentage" office:value="0.76239152624120898" table:style-name="ce49">
            <text:p>76,2%</text:p>
          </table:table-cell>
          <table:table-cell office:value-type="float" office:value="147351" table:style-name="ce7">
            <text:p>147.351</text:p>
          </table:table-cell>
          <table:table-cell office:value-type="percentage" office:value="0.72732881851208342" table:style-name="ce49">
            <text:p>72,7%</text:p>
          </table:table-cell>
          <table:table-cell office:value-type="float" office:value="22107" table:style-name="ce7">
            <text:p>22.107</text:p>
          </table:table-cell>
          <table:table-cell office:value-type="percentage" office:value="0.52981354551119209" table:style-name="ce49">
            <text:p>53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76" table:style-name="ce7">
            <text:p>45.976</text:p>
          </table:table-cell>
          <table:table-cell office:value-type="percentage" office:value="0.82345566242186519" table:style-name="ce49">
            <text:p>82,3%</text:p>
          </table:table-cell>
          <table:table-cell office:value-type="float" office:value="36913" table:style-name="ce7">
            <text:p>36.913</text:p>
          </table:table-cell>
          <table:table-cell office:value-type="percentage" office:value="0.92956434147569877" table:style-name="ce49">
            <text:p>93,0%</text:p>
          </table:table-cell>
          <table:table-cell office:value-type="float" office:value="37493" table:style-name="ce7">
            <text:p>37.493</text:p>
          </table:table-cell>
          <table:table-cell office:value-type="percentage" office:value="0.80953923219760759" table:style-name="ce49">
            <text:p>81,0%</text:p>
          </table:table-cell>
          <table:table-cell office:value-type="float" office:value="33604" table:style-name="ce7">
            <text:p>33.604</text:p>
          </table:table-cell>
          <table:table-cell office:value-type="percentage" office:value="0.69077229839455667" table:style-name="ce49">
            <text:p>69,1%</text:p>
          </table:table-cell>
          <table:table-cell office:value-type="float" office:value="17330" table:style-name="ce7">
            <text:p>17.330</text:p>
          </table:table-cell>
          <table:table-cell office:value-type="percentage" office:value="0.53397011246341086" table:style-name="ce49">
            <text:p>53,4%</text:p>
          </table:table-cell>
          <table:table-cell office:value-type="float" office:value="11491" table:style-name="ce7">
            <text:p>11.491</text:p>
          </table:table-cell>
          <table:table-cell office:value-type="percentage" office:value="0.4504861220009409" table:style-name="ce49">
            <text:p>45,0%</text:p>
          </table:table-cell>
          <table:table-cell office:value-type="float" office:value="1780" table:style-name="ce7">
            <text:p>1.780</text:p>
          </table:table-cell>
          <table:table-cell office:value-type="percentage" office:value="0.32031671765341013" table:style-name="ce49">
            <text:p>32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2988" table:style-name="ce7">
            <text:p>832.988</text:p>
          </table:table-cell>
          <table:table-cell office:value-type="percentage" office:value="0.94315298433528272" table:style-name="ce49">
            <text:p>94,3%</text:p>
          </table:table-cell>
          <table:table-cell office:value-type="float" office:value="628205" table:style-name="ce7">
            <text:p>628.205</text:p>
          </table:table-cell>
          <table:table-cell office:value-type="percentage" office:value="0.90902710852962199" table:style-name="ce49">
            <text:p>90,9%</text:p>
          </table:table-cell>
          <table:table-cell office:value-type="float" office:value="722238" table:style-name="ce7">
            <text:p>722.238</text:p>
          </table:table-cell>
          <table:table-cell office:value-type="percentage" office:value="0.75114350433377219" table:style-name="ce49">
            <text:p>75,1%</text:p>
          </table:table-cell>
          <table:table-cell office:value-type="float" office:value="630583" table:style-name="ce7">
            <text:p>630.583</text:p>
          </table:table-cell>
          <table:table-cell office:value-type="percentage" office:value="0.59901263793051041" table:style-name="ce49">
            <text:p>59,9%</text:p>
          </table:table-cell>
          <table:table-cell office:value-type="float" office:value="362809" table:style-name="ce7">
            <text:p>362.809</text:p>
          </table:table-cell>
          <table:table-cell office:value-type="percentage" office:value="0.46913096549619582" table:style-name="ce49">
            <text:p>46,9%</text:p>
          </table:table-cell>
          <table:table-cell office:value-type="float" office:value="260254" table:style-name="ce7">
            <text:p>260.254</text:p>
          </table:table-cell>
          <table:table-cell office:value-type="percentage" office:value="0.4135979047873321" table:style-name="ce49">
            <text:p>41,4%</text:p>
          </table:table-cell>
          <table:table-cell office:value-type="float" office:value="29746" table:style-name="ce7">
            <text:p>29.746</text:p>
          </table:table-cell>
          <table:table-cell office:value-type="percentage" office:value="0.24158795390125642" table:style-name="ce49">
            <text:p>24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662" table:style-name="ce7">
            <text:p>161.662</text:p>
          </table:table-cell>
          <table:table-cell office:value-type="percentage" office:value="0.8772914247262229" table:style-name="ce49">
            <text:p>87,7%</text:p>
          </table:table-cell>
          <table:table-cell office:value-type="float" office:value="134396" table:style-name="ce7">
            <text:p>134.396</text:p>
          </table:table-cell>
          <table:table-cell office:value-type="percentage" office:value="0.87270129870129876" table:style-name="ce49">
            <text:p>87,3%</text:p>
          </table:table-cell>
          <table:table-cell office:value-type="float" office:value="154486" table:style-name="ce7">
            <text:p>154.486</text:p>
          </table:table-cell>
          <table:table-cell office:value-type="percentage" office:value="0.72874535942902696" table:style-name="ce49">
            <text:p>72,9%</text:p>
          </table:table-cell>
          <table:table-cell office:value-type="float" office:value="134539" table:style-name="ce7">
            <text:p>134.539</text:p>
          </table:table-cell>
          <table:table-cell office:value-type="percentage" office:value="0.57031975277764824" table:style-name="ce49">
            <text:p>57,0%</text:p>
          </table:table-cell>
          <table:table-cell office:value-type="float" office:value="65907" table:style-name="ce7">
            <text:p>65.907</text:p>
          </table:table-cell>
          <table:table-cell office:value-type="percentage" office:value="0.38337414855188379" table:style-name="ce49">
            <text:p>38,3%</text:p>
          </table:table-cell>
          <table:table-cell office:value-type="float" office:value="48823" table:style-name="ce7">
            <text:p>48.823</text:p>
          </table:table-cell>
          <table:table-cell office:value-type="percentage" office:value="0.33529286533482588" table:style-name="ce49">
            <text:p>33,5%</text:p>
          </table:table-cell>
          <table:table-cell office:value-type="float" office:value="5927" table:style-name="ce7">
            <text:p>5.927</text:p>
          </table:table-cell>
          <table:table-cell office:value-type="percentage" office:value="0.19362320734376531" table:style-name="ce49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71" table:style-name="ce7">
            <text:p>93.271</text:p>
          </table:table-cell>
          <table:table-cell office:value-type="percentage" office:value="0.94961311341885568" table:style-name="ce49">
            <text:p>95,0%</text:p>
          </table:table-cell>
          <table:table-cell office:value-type="float" office:value="71681" table:style-name="ce7">
            <text:p>71.681</text:p>
          </table:table-cell>
          <table:table-cell office:value-type="percentage" office:value="0.98721921524879841" table:style-name="ce49">
            <text:p>98,7%</text:p>
          </table:table-cell>
          <table:table-cell office:value-type="float" office:value="76227" table:style-name="ce7">
            <text:p>76.227</text:p>
          </table:table-cell>
          <table:table-cell office:value-type="percentage" office:value="0.82338136490310876" table:style-name="ce49">
            <text:p>82,3%</text:p>
          </table:table-cell>
          <table:table-cell office:value-type="float" office:value="63974" table:style-name="ce7">
            <text:p>63.974</text:p>
          </table:table-cell>
          <table:table-cell office:value-type="percentage" office:value="0.66343112549129413" table:style-name="ce49">
            <text:p>66,3%</text:p>
          </table:table-cell>
          <table:table-cell office:value-type="float" office:value="32734" table:style-name="ce7">
            <text:p>32.734</text:p>
          </table:table-cell>
          <table:table-cell office:value-type="percentage" office:value="0.49837852651451714" table:style-name="ce49">
            <text:p>49,8%</text:p>
          </table:table-cell>
          <table:table-cell office:value-type="float" office:value="25028" table:style-name="ce7">
            <text:p>25.028</text:p>
          </table:table-cell>
          <table:table-cell office:value-type="percentage" office:value="0.42170887462299278" table:style-name="ce49">
            <text:p>42,2%</text:p>
          </table:table-cell>
          <table:table-cell office:value-type="float" office:value="3599" table:style-name="ce7">
            <text:p>3.599</text:p>
          </table:table-cell>
          <table:table-cell office:value-type="percentage" office:value="0.26942656086240457" table:style-name="ce49">
            <text:p>26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462" table:style-name="ce7">
            <text:p>344.462</text:p>
          </table:table-cell>
          <table:table-cell office:value-type="percentage" office:value="0.91359537449607464" table:style-name="ce49">
            <text:p>91,4%</text:p>
          </table:table-cell>
          <table:table-cell office:value-type="float" office:value="254861" table:style-name="ce7">
            <text:p>254.861</text:p>
          </table:table-cell>
          <table:table-cell office:value-type="percentage" office:value="0.9196906710547208" table:style-name="ce49">
            <text:p>92,0%</text:p>
          </table:table-cell>
          <table:table-cell office:value-type="float" office:value="264382" table:style-name="ce7">
            <text:p>264.382</text:p>
          </table:table-cell>
          <table:table-cell office:value-type="percentage" office:value="0.81064705936462289" table:style-name="ce49">
            <text:p>81,1%</text:p>
          </table:table-cell>
          <table:table-cell office:value-type="float" office:value="194150" table:style-name="ce7">
            <text:p>194.150</text:p>
          </table:table-cell>
          <table:table-cell office:value-type="percentage" office:value="0.59822765620474394" table:style-name="ce49">
            <text:p>59,8%</text:p>
          </table:table-cell>
          <table:table-cell office:value-type="float" office:value="85850" table:style-name="ce7">
            <text:p>85.850</text:p>
          </table:table-cell>
          <table:table-cell office:value-type="percentage" office:value="0.40977933490212548" table:style-name="ce49">
            <text:p>41,0%</text:p>
          </table:table-cell>
          <table:table-cell office:value-type="float" office:value="58953" table:style-name="ce7">
            <text:p>58.953</text:p>
          </table:table-cell>
          <table:table-cell office:value-type="percentage" office:value="0.34034384814335861" table:style-name="ce49">
            <text:p>34,0%</text:p>
          </table:table-cell>
          <table:table-cell office:value-type="float" office:value="10370" table:style-name="ce7">
            <text:p>10.370</text:p>
          </table:table-cell>
          <table:table-cell office:value-type="percentage" office:value="0.27000989428735095" table:style-name="ce49">
            <text:p>27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705" table:style-name="ce7">
            <text:p>5.705</text:p>
          </table:table-cell>
          <table:table-cell office:value-type="percentage" office:value="0.90598697792599647" table:style-name="ce49">
            <text:p>90,6%</text:p>
          </table:table-cell>
          <table:table-cell office:value-type="float" office:value="7279" table:style-name="ce7">
            <text:p>7.279</text:p>
          </table:table-cell>
          <table:table-cell office:value-type="percentage" office:value="0.95100600992944861" table:style-name="ce49">
            <text:p>95,1%</text:p>
          </table:table-cell>
          <table:table-cell office:value-type="float" office:value="9151" table:style-name="ce7">
            <text:p>9.151</text:p>
          </table:table-cell>
          <table:table-cell office:value-type="percentage" office:value="0.86175722761088613" table:style-name="ce49">
            <text:p>86,2%</text:p>
          </table:table-cell>
          <table:table-cell office:value-type="float" office:value="8749" table:style-name="ce7">
            <text:p>8.749</text:p>
          </table:table-cell>
          <table:table-cell office:value-type="percentage" office:value="0.78095153083995361" table:style-name="ce49">
            <text:p>78,1%</text:p>
          </table:table-cell>
          <table:table-cell office:value-type="float" office:value="6118" table:style-name="ce7">
            <text:p>6.118</text:p>
          </table:table-cell>
          <table:table-cell office:value-type="percentage" office:value="0.65230834843799979" table:style-name="ce49">
            <text:p>65,2%</text:p>
          </table:table-cell>
          <table:table-cell office:value-type="float" office:value="4963" table:style-name="ce7">
            <text:p>4.963</text:p>
          </table:table-cell>
          <table:table-cell office:value-type="percentage" office:value="0.53863685695680485" table:style-name="ce49">
            <text:p>53,9%</text:p>
          </table:table-cell>
          <table:table-cell office:value-type="float" office:value="901" table:style-name="ce7">
            <text:p>901</text:p>
          </table:table-cell>
          <table:table-cell office:value-type="percentage" office:value="0.38903281519861832" table:style-name="ce49">
            <text:p>3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503" table:style-name="ce7">
            <text:p>4.503</text:p>
          </table:table-cell>
          <table:table-cell office:value-type="percentage" office:value="0.82974018794914317" table:style-name="ce49">
            <text:p>83,0%</text:p>
          </table:table-cell>
          <table:table-cell office:value-type="float" office:value="6090" table:style-name="ce7">
            <text:p>6.090</text:p>
          </table:table-cell>
          <table:table-cell office:value-type="percentage" office:value="0.82042300956486591" table:style-name="ce49">
            <text:p>82,0%</text:p>
          </table:table-cell>
          <table:table-cell office:value-type="float" office:value="7878" table:style-name="ce7">
            <text:p>7.878</text:p>
          </table:table-cell>
          <table:table-cell office:value-type="percentage" office:value="0.78170271879341136" table:style-name="ce49">
            <text:p>78,2%</text:p>
          </table:table-cell>
          <table:table-cell office:value-type="float" office:value="7598" table:style-name="ce7">
            <text:p>7.598</text:p>
          </table:table-cell>
          <table:table-cell office:value-type="percentage" office:value="0.71706304265760668" table:style-name="ce49">
            <text:p>71,7%</text:p>
          </table:table-cell>
          <table:table-cell office:value-type="float" office:value="4848" table:style-name="ce7">
            <text:p>4.848</text:p>
          </table:table-cell>
          <table:table-cell office:value-type="percentage" office:value="0.52902662592754257" table:style-name="ce49">
            <text:p>52,9%</text:p>
          </table:table-cell>
          <table:table-cell office:value-type="float" office:value="4217" table:style-name="ce7">
            <text:p>4.217</text:p>
          </table:table-cell>
          <table:table-cell office:value-type="percentage" office:value="0.43322375179782208" table:style-name="ce49">
            <text:p>43,3%</text:p>
          </table:table-cell>
          <table:table-cell office:value-type="float" office:value="885" table:style-name="ce7">
            <text:p>885</text:p>
          </table:table-cell>
          <table:table-cell office:value-type="percentage" office:value="0.36905754795663054" table:style-name="ce49">
            <text:p>36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72" table:style-name="ce7">
            <text:p>2.372</text:p>
          </table:table-cell>
          <table:table-cell office:value-type="percentage" office:value="0.64038876889848817" table:style-name="ce49">
            <text:p>64,0%</text:p>
          </table:table-cell>
          <table:table-cell office:value-type="float" office:value="7382" table:style-name="ce7">
            <text:p>7.382</text:p>
          </table:table-cell>
          <table:table-cell office:value-type="percentage" office:value="0.74898538961038963" table:style-name="ce49">
            <text:p>74,9%</text:p>
          </table:table-cell>
          <table:table-cell office:value-type="float" office:value="15170" table:style-name="ce7">
            <text:p>15.170</text:p>
          </table:table-cell>
          <table:table-cell office:value-type="percentage" office:value="0.66657878548202831" table:style-name="ce49">
            <text:p>66,7%</text:p>
          </table:table-cell>
          <table:table-cell office:value-type="float" office:value="15165" table:style-name="ce7">
            <text:p>15.165</text:p>
          </table:table-cell>
          <table:table-cell office:value-type="percentage" office:value="0.46528395667781425" table:style-name="ce49">
            <text:p>46,5%</text:p>
          </table:table-cell>
          <table:table-cell office:value-type="float" office:value="10796" table:style-name="ce7">
            <text:p>10.796</text:p>
          </table:table-cell>
          <table:table-cell office:value-type="percentage" office:value="0.43904026026840182" table:style-name="ce49">
            <text:p>43,9%</text:p>
          </table:table-cell>
          <table:table-cell office:value-type="float" office:value="211" table:style-name="ce7">
            <text:p>211</text:p>
          </table:table-cell>
          <table:table-cell office:value-type="percentage" office:value="0.16156202143950996" table:style-name="ce49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819935691318325" table:style-name="ce52">
            <text:p>95,8%</text:p>
          </table:table-cell>
          <table:table-cell office:value-type="float" office:value="696" table:style-name="ce7">
            <text:p>696</text:p>
          </table:table-cell>
          <table:table-cell office:value-type="percentage" office:value="0.75488069414316705" table:style-name="ce52">
            <text:p>75,5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2">
            <text:p>47,1%</text:p>
          </table:table-cell>
          <table:table-cell office:value-type="float" office:value="1152" table:style-name="ce7">
            <text:p>1.152</text:p>
          </table:table-cell>
          <table:table-cell office:value-type="percentage" office:value="0.47097301717089124" table:style-name="ce52">
            <text:p>47,1%</text:p>
          </table:table-cell>
          <table:table-cell office:value-type="float" office:value="922" table:style-name="ce7">
            <text:p>922</text:p>
          </table:table-cell>
          <table:table-cell office:value-type="percentage" office:value="0.4310425432445068" table:style-name="ce52">
            <text:p>43,1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67126" table:style-name="ce66">
            <text:p>6.367.126</text:p>
          </table:table-cell>
          <table:table-cell office:value-type="percentage" office:value="0.92561217195896917" table:style-name="ce67">
            <text:p>92,56%</text:p>
          </table:table-cell>
          <table:table-cell office:value-type="float" office:value="4950184" table:style-name="ce66">
            <text:p>4.950.184</text:p>
          </table:table-cell>
          <table:table-cell office:value-type="percentage" office:value="0.93071121931610878" table:style-name="ce67">
            <text:p>93,07%</text:p>
          </table:table-cell>
          <table:table-cell office:value-type="float" office:value="5354294" table:style-name="ce66">
            <text:p>5.354.294</text:p>
          </table:table-cell>
          <table:table-cell office:value-type="percentage" office:value="0.79065763923242194" table:style-name="ce67">
            <text:p>79,07%</text:p>
          </table:table-cell>
          <table:table-cell office:value-type="float" office:value="4543338" table:style-name="ce66">
            <text:p>4.543.338</text:p>
          </table:table-cell>
          <table:table-cell office:value-type="percentage" office:value="0.63988332821614979" table:style-name="ce67">
            <text:p>63,99%</text:p>
          </table:table-cell>
          <table:table-cell office:value-type="float" office:value="2436031" table:style-name="ce66">
            <text:p>2.436.031</text:p>
          </table:table-cell>
          <table:table-cell office:value-type="percentage" office:value="0.481061125186863" table:style-name="ce67">
            <text:p>48,11%</text:p>
          </table:table-cell>
          <table:table-cell office:value-type="float" office:value="1744117" table:style-name="ce66">
            <text:p>1.744.117</text:p>
          </table:table-cell>
          <table:table-cell office:value-type="percentage" office:value="0.41805878413458286" table:style-name="ce67">
            <text:p>41,81%</text:p>
          </table:table-cell>
          <table:table-cell office:value-type="float" office:value="252090" table:style-name="ce66">
            <text:p>252.090</text:p>
          </table:table-cell>
          <table:table-cell office:value-type="percentage" office:value="0.29097704525963314" table:style-name="ce67">
            <text:p>29,10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50701" table:style-name="ce8">
            <text:p>450.701</text:p>
          </table:table-cell>
          <table:table-cell office:value-type="percentage" office:value="0.61886100717448767" table:style-name="ce77">
            <text:p>61,9%</text:p>
          </table:table-cell>
          <table:table-cell office:value-type="float" office:value="363049" table:style-name="ce8">
            <text:p>363.049</text:p>
          </table:table-cell>
          <table:table-cell office:value-type="percentage" office:value="0.49850537228382136" table:style-name="ce77">
            <text:p>49,9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484" table:style-name="ce8">
            <text:p>55.484</text:p>
          </table:table-cell>
          <table:table-cell office:value-type="percentage" office:value="0.53473400154202" table:style-name="ce77">
            <text:p>53,5%</text:p>
          </table:table-cell>
          <table:table-cell office:value-type="float" office:value="45994" table:style-name="ce8">
            <text:p>45.994</text:p>
          </table:table-cell>
          <table:table-cell office:value-type="percentage" office:value="0.44327293754818814" table:style-name="ce77">
            <text:p>44,3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215" table:style-name="ce8">
            <text:p>44.215</text:p>
          </table:table-cell>
          <table:table-cell office:value-type="percentage" office:value="0.71109216938194564" table:style-name="ce77">
            <text:p>71,1%</text:p>
          </table:table-cell>
          <table:table-cell office:value-type="float" office:value="38821" table:style-name="ce8">
            <text:p>38.821</text:p>
          </table:table-cell>
          <table:table-cell office:value-type="percentage" office:value="0.62434262371540228" table:style-name="ce77">
            <text:p>62,4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976" table:style-name="ce8">
            <text:p>33.976</text:p>
          </table:table-cell>
          <table:table-cell office:value-type="percentage" office:value="0.34732473267772074" table:style-name="ce77">
            <text:p>34,7%</text:p>
          </table:table-cell>
          <table:table-cell office:value-type="float" office:value="26517" table:style-name="ce8">
            <text:p>26.517</text:p>
          </table:table-cell>
          <table:table-cell office:value-type="percentage" office:value="0.27107399153564637" table:style-name="ce77">
            <text:p>27,1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1039" table:style-name="ce8">
            <text:p>81.039</text:p>
          </table:table-cell>
          <table:table-cell office:value-type="percentage" office:value="0.51913467944447289" table:style-name="ce77">
            <text:p>51,9%</text:p>
          </table:table-cell>
          <table:table-cell office:value-type="float" office:value="62196" table:style-name="ce8">
            <text:p>62.196</text:p>
          </table:table-cell>
          <table:table-cell office:value-type="percentage" office:value="0.39842668989904167" table:style-name="ce77">
            <text:p>39,8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99" table:style-name="ce8">
            <text:p>26.099</text:p>
          </table:table-cell>
          <table:table-cell office:value-type="percentage" office:value="0.60792900235261238" table:style-name="ce77">
            <text:p>60,8%</text:p>
          </table:table-cell>
          <table:table-cell office:value-type="float" office:value="23504" table:style-name="ce8">
            <text:p>23.504</text:p>
          </table:table-cell>
          <table:table-cell office:value-type="percentage" office:value="0.54748317066921337" table:style-name="ce77">
            <text:p>54,7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588" table:style-name="ce8">
            <text:p>105.588</text:p>
          </table:table-cell>
          <table:table-cell office:value-type="percentage" office:value="0.66513382930071119" table:style-name="ce77">
            <text:p>66,5%</text:p>
          </table:table-cell>
          <table:table-cell office:value-type="float" office:value="96210" table:style-name="ce8">
            <text:p>96.210</text:p>
          </table:table-cell>
          <table:table-cell office:value-type="percentage" office:value="0.60605869717223004" table:style-name="ce77">
            <text:p>60,6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863" table:style-name="ce8">
            <text:p>105.863</text:p>
          </table:table-cell>
          <table:table-cell office:value-type="percentage" office:value="0.61790387915436074" table:style-name="ce77">
            <text:p>61,8%</text:p>
          </table:table-cell>
          <table:table-cell office:value-type="float" office:value="87421" table:style-name="ce8">
            <text:p>87.421</text:p>
          </table:table-cell>
          <table:table-cell office:value-type="percentage" office:value="0.51026113958184982" table:style-name="ce77">
            <text:p>51,0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2176" table:style-name="ce8">
            <text:p>262.176</text:p>
          </table:table-cell>
          <table:table-cell office:value-type="percentage" office:value="0.40449146972516131" table:style-name="ce77">
            <text:p>40,4%</text:p>
          </table:table-cell>
          <table:table-cell office:value-type="float" office:value="204316" table:style-name="ce8">
            <text:p>204.316</text:p>
          </table:table-cell>
          <table:table-cell office:value-type="percentage" office:value="0.31522366321999745" table:style-name="ce77">
            <text:p>31,5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2454" table:style-name="ce8">
            <text:p>262.454</text:p>
          </table:table-cell>
          <table:table-cell office:value-type="percentage" office:value="0.63975097746706833" table:style-name="ce77">
            <text:p>64,0%</text:p>
          </table:table-cell>
          <table:table-cell office:value-type="float" office:value="198201" table:style-name="ce8">
            <text:p>198.201</text:p>
          </table:table-cell>
          <table:table-cell office:value-type="percentage" office:value="0.48312955216895309" table:style-name="ce77">
            <text:p>48,3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620" table:style-name="ce8">
            <text:p>60.620</text:p>
          </table:table-cell>
          <table:table-cell office:value-type="percentage" office:value="0.7714136645330415" table:style-name="ce77">
            <text:p>77,1%</text:p>
          </table:table-cell>
          <table:table-cell office:value-type="float" office:value="51883" table:style-name="ce8">
            <text:p>51.883</text:p>
          </table:table-cell>
          <table:table-cell office:value-type="percentage" office:value="0.66023185676291307" table:style-name="ce77">
            <text:p>66,0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9309" table:style-name="ce8">
            <text:p>139.309</text:p>
          </table:table-cell>
          <table:table-cell office:value-type="percentage" office:value="0.78449911869217293" table:style-name="ce77">
            <text:p>78,4%</text:p>
          </table:table-cell>
          <table:table-cell office:value-type="float" office:value="122677" table:style-name="ce8">
            <text:p>122.677</text:p>
          </table:table-cell>
          <table:table-cell office:value-type="percentage" office:value="0.69083834055085958" table:style-name="ce77">
            <text:p>69,1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86" table:style-name="ce8">
            <text:p>16.986</text:p>
          </table:table-cell>
          <table:table-cell office:value-type="percentage" office:value="0.66881915186833085" table:style-name="ce77">
            <text:p>66,9%</text:p>
          </table:table-cell>
          <table:table-cell office:value-type="float" office:value="14700" table:style-name="ce8">
            <text:p>14.700</text:p>
          </table:table-cell>
          <table:table-cell office:value-type="percentage" office:value="0.57880852069142019" table:style-name="ce77">
            <text:p>57,9%</text:p>
          </table:table-cell>
          <table:table-cell office:value-type="date" office:date-value="2022-07-19T00:00:00" table:style-name="ce11">
            <text:p>19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7740" table:style-name="ce8">
            <text:p>267.740</text:p>
          </table:table-cell>
          <table:table-cell office:value-type="percentage" office:value="0.47185090540600078" table:style-name="ce77">
            <text:p>47,2%</text:p>
          </table:table-cell>
          <table:table-cell office:value-type="float" office:value="235545" table:style-name="ce8">
            <text:p>235.545</text:p>
          </table:table-cell>
          <table:table-cell office:value-type="percentage" office:value="0.41511212935630259" table:style-name="ce77">
            <text:p>41,5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944" table:style-name="ce8">
            <text:p>71.944</text:p>
          </table:table-cell>
          <table:table-cell office:value-type="percentage" office:value="0.51481237656352863" table:style-name="ce77">
            <text:p>51,5%</text:p>
          </table:table-cell>
          <table:table-cell office:value-type="float" office:value="51341" table:style-name="ce8">
            <text:p>51.341</text:p>
          </table:table-cell>
          <table:table-cell office:value-type="percentage" office:value="0.36738271746286172" table:style-name="ce77">
            <text:p>36,7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658" table:style-name="ce8">
            <text:p>29.658</text:p>
          </table:table-cell>
          <table:table-cell office:value-type="percentage" office:value="0.52556219099431167" table:style-name="ce77">
            <text:p>52,6%</text:p>
          </table:table-cell>
          <table:table-cell office:value-type="float" office:value="25961" table:style-name="ce8">
            <text:p>25.961</text:p>
          </table:table-cell>
          <table:table-cell office:value-type="percentage" office:value="0.46004855487232194" table:style-name="ce77">
            <text:p>46,0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669" table:style-name="ce8">
            <text:p>86.669</text:p>
          </table:table-cell>
          <table:table-cell office:value-type="percentage" office:value="0.50928439633795197" table:style-name="ce77">
            <text:p>50,9%</text:p>
          </table:table-cell>
          <table:table-cell office:value-type="float" office:value="69101" table:style-name="ce8">
            <text:p>69.101</text:p>
          </table:table-cell>
          <table:table-cell office:value-type="percentage" office:value="0.4060513109802677" table:style-name="ce77">
            <text:p>40,6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9" table:style-name="ce8">
            <text:p>3.239</text:p>
          </table:table-cell>
          <table:table-cell office:value-type="percentage" office:value="0.35202695359200087" table:style-name="ce77">
            <text:p>35,2%</text:p>
          </table:table-cell>
          <table:table-cell office:value-type="float" office:value="2261" table:style-name="ce8">
            <text:p>2.261</text:p>
          </table:table-cell>
          <table:table-cell office:value-type="percentage" office:value="0.24573415933050755" table:style-name="ce77">
            <text:p>24,6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51" table:style-name="ce8">
            <text:p>3.651</text:p>
          </table:table-cell>
          <table:table-cell office:value-type="percentage" office:value="0.32969116850279934" table:style-name="ce77">
            <text:p>33,0%</text:p>
          </table:table-cell>
          <table:table-cell office:value-type="float" office:value="2168" table:style-name="ce8">
            <text:p>2.168</text:p>
          </table:table-cell>
          <table:table-cell office:value-type="percentage" office:value="0.19577388477514901" table:style-name="ce77">
            <text:p>19,6%</text:p>
          </table:table-cell>
          <table:table-cell office:value-type="date" office:date-value="2022-07-20T00:00:00" table:style-name="ce11">
            <text:p>20/07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19T00:00:00" table:style-name="ce11">
            <text:p>19/07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08T00:00:00" table:style-name="ce11">
            <text:p>08/07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107411" table:style-name="ce82">
            <text:p>2.107.411</text:p>
          </table:table-cell>
          <table:table-cell office:value-type="percentage" office:value="0.55237756489629275" table:style-name="ce83">
            <text:p>55,2%</text:p>
          </table:table-cell>
          <table:table-cell office:value-type="float" office:value="1721866" table:style-name="ce82">
            <text:p>1.721.866</text:p>
          </table:table-cell>
          <table:table-cell office:value-type="percentage" office:value="0.4513216207743625" table:style-name="ce83">
            <text:p>45,1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7-21T12:25:59Z</dc:date>
  </office:meta>
</office:document-meta>
</file>